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C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padding="0.097cm" fo:border-left="0.05pt solid #000000" fo:border-right="none" fo:border-top="none" fo:border-bottom="0.05pt solid #000000"/>
    </style:style>
    <style:style style:name="Tableau4.C10" style:family="table-cell">
      <style:table-cell-properties fo:padding="0.097cm" fo:border-left="0.05pt solid #000000" fo:border-right="none" fo:border-top="none" fo:border-bottom="0.05pt solid #000000"/>
    </style:style>
    <style:style style:name="Tableau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padding="0.097cm" fo:border-left="0.05pt solid #000000" fo:border-right="none" fo:border-top="none" fo:border-bottom="0.05pt solid #000000"/>
    </style:style>
    <style:style style:name="Tableau4.C11" style:family="table-cell">
      <style:table-cell-properties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padding="0.097cm" fo:border-left="0.05pt solid #000000" fo:border-right="none" fo:border-top="none" fo:border-bottom="0.05pt solid #000000"/>
    </style:style>
    <style:style style:name="Tableau4.C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padding="0.097cm" fo:border-left="0.05pt solid #000000" fo:border-right="none" fo:border-top="none" fo:border-bottom="0.05pt solid #000000"/>
    </style:style>
    <style:style style:name="Tableau4.C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padding="0.097cm" fo:border-left="0.05pt solid #000000" fo:border-right="none" fo:border-top="none" fo:border-bottom="0.05pt solid #000000"/>
    </style:style>
    <style:style style:name="Tableau4.C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padding="0.097cm" fo:border-left="0.05pt solid #000000" fo:border-right="none" fo:border-top="none" fo:border-bottom="0.05pt solid #000000"/>
    </style:style>
    <style:style style:name="Tableau4.C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padding="0.097cm" fo:border-left="0.05pt solid #000000" fo:border-right="none" fo:border-top="none" fo:border-bottom="0.05pt solid #000000"/>
    </style:style>
    <style:style style:name="Tableau4.C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padding="0.097cm" fo:border-left="0.05pt solid #000000" fo:border-right="none" fo:border-top="none" fo:border-bottom="0.05pt solid #000000"/>
    </style:style>
    <style:style style:name="Tableau4.C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B18" style:family="table-cell">
      <style:table-cell-properties fo:padding="0.097cm" fo:border-left="0.05pt solid #000000" fo:border-right="none" fo:border-top="none" fo:border-bottom="0.05pt solid #000000"/>
    </style:style>
    <style:style style:name="Tableau4.C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B19" style:family="table-cell">
      <style:table-cell-properties fo:padding="0.097cm" fo:border-left="0.05pt solid #000000" fo:border-right="none" fo:border-top="none" fo:border-bottom="0.05pt solid #000000"/>
    </style:style>
    <style:style style:name="Tableau4.C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0" style:family="table-cell">
      <style:table-cell-properties fo:padding="0.097cm" fo:border-left="0.05pt solid #000000" fo:border-right="none" fo:border-top="none" fo:border-bottom="0.05pt solid #000000"/>
    </style:style>
    <style:style style:name="Tableau4.B20" style:family="table-cell">
      <style:table-cell-properties fo:padding="0.097cm" fo:border-left="0.05pt solid #000000" fo:border-right="none" fo:border-top="none" fo:border-bottom="0.05pt solid #000000"/>
    </style:style>
    <style:style style:name="Tableau4.C20" style:family="table-cell">
      <style:table-cell-properties fo:padding="0.097cm" fo:border-left="0.05pt solid #000000" fo:border-right="none" fo:border-top="none" fo:border-bottom="0.05pt solid #000000"/>
    </style:style>
    <style:style style:name="Tableau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padding="0.097cm" fo:border-left="0.05pt solid #000000" fo:border-right="none" fo:border-top="none" fo:border-bottom="0.05pt solid #000000"/>
    </style:style>
    <style:style style:name="Tableau4.B21" style:family="table-cell">
      <style:table-cell-properties fo:padding="0.097cm" fo:border-left="0.05pt solid #000000" fo:border-right="none" fo:border-top="none" fo:border-bottom="0.05pt solid #000000"/>
    </style:style>
    <style:style style:name="Tableau4.C21" style:family="table-cell">
      <style:table-cell-properties fo:padding="0.097cm" fo:border-left="0.05pt solid #000000" fo:border-right="none" fo:border-top="none" fo:border-bottom="0.05pt solid #000000"/>
    </style:style>
    <style:style style:name="Tableau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2" style:family="table-cell">
      <style:table-cell-properties fo:padding="0.097cm" fo:border-left="0.05pt solid #000000" fo:border-right="none" fo:border-top="none" fo:border-bottom="0.05pt solid #000000"/>
    </style:style>
    <style:style style:name="Tableau4.B22" style:family="table-cell">
      <style:table-cell-properties fo:padding="0.097cm" fo:border-left="0.05pt solid #000000" fo:border-right="none" fo:border-top="none" fo:border-bottom="0.05pt solid #000000"/>
    </style:style>
    <style:style style:name="Tableau4.C22" style:family="table-cell">
      <style:table-cell-properties fo:padding="0.097cm" fo:border-left="0.05pt solid #000000" fo:border-right="none" fo:border-top="none" fo:border-bottom="0.05pt solid #000000"/>
    </style:style>
    <style:style style:name="Tableau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3" style:family="table-cell">
      <style:table-cell-properties fo:padding="0.097cm" fo:border-left="0.05pt solid #000000" fo:border-right="none" fo:border-top="none" fo:border-bottom="0.05pt solid #000000"/>
    </style:style>
    <style:style style:name="Tableau4.B23" style:family="table-cell">
      <style:table-cell-properties fo:padding="0.097cm" fo:border-left="0.05pt solid #000000" fo:border-right="none" fo:border-top="none" fo:border-bottom="0.05pt solid #000000"/>
    </style:style>
    <style:style style:name="Tableau4.C23" style:family="table-cell">
      <style:table-cell-properties fo:padding="0.097cm" fo:border-left="0.05pt solid #000000" fo:border-right="none" fo:border-top="none" fo:border-bottom="0.05pt solid #000000"/>
    </style:style>
    <style:style style:name="Tableau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4" style:family="table-cell">
      <style:table-cell-properties fo:padding="0.097cm" fo:border-left="0.05pt solid #000000" fo:border-right="none" fo:border-top="none" fo:border-bottom="0.05pt solid #000000"/>
    </style:style>
    <style:style style:name="Tableau4.B24" style:family="table-cell">
      <style:table-cell-properties fo:padding="0.097cm" fo:border-left="0.05pt solid #000000" fo:border-right="none" fo:border-top="none" fo:border-bottom="0.05pt solid #000000"/>
    </style:style>
    <style:style style:name="Tableau4.C24" style:family="table-cell">
      <style:table-cell-properties fo:padding="0.097cm" fo:border-left="0.05pt solid #000000" fo:border-right="none" fo:border-top="none" fo:border-bottom="0.05pt solid #000000"/>
    </style:style>
    <style:style style:name="Tableau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5" style:family="table-cell">
      <style:table-cell-properties fo:padding="0.097cm" fo:border-left="0.05pt solid #000000" fo:border-right="none" fo:border-top="none" fo:border-bottom="0.05pt solid #000000"/>
    </style:style>
    <style:style style:name="Tableau4.B25" style:family="table-cell">
      <style:table-cell-properties fo:padding="0.097cm" fo:border-left="0.05pt solid #000000" fo:border-right="none" fo:border-top="none" fo:border-bottom="0.05pt solid #000000"/>
    </style:style>
    <style:style style:name="Tableau4.C25" style:family="table-cell">
      <style:table-cell-properties fo:padding="0.097cm" fo:border-left="0.05pt solid #000000" fo:border-right="none" fo:border-top="none" fo:border-bottom="0.05pt solid #000000"/>
    </style:style>
    <style:style style:name="Tableau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6" style:family="table-cell">
      <style:table-cell-properties fo:padding="0.097cm" fo:border-left="0.05pt solid #000000" fo:border-right="none" fo:border-top="none" fo:border-bottom="0.05pt solid #000000"/>
    </style:style>
    <style:style style:name="Tableau4.B26" style:family="table-cell">
      <style:table-cell-properties fo:padding="0.097cm" fo:border-left="0.05pt solid #000000" fo:border-right="none" fo:border-top="none" fo:border-bottom="0.05pt solid #000000"/>
    </style:style>
    <style:style style:name="Tableau4.C26" style:family="table-cell">
      <style:table-cell-properties fo:padding="0.097cm" fo:border-left="0.05pt solid #000000" fo:border-right="none" fo:border-top="none" fo:border-bottom="0.05pt solid #000000"/>
    </style:style>
    <style:style style:name="Tableau4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7" style:family="table-cell">
      <style:table-cell-properties fo:padding="0.097cm" fo:border-left="0.05pt solid #000000" fo:border-right="none" fo:border-top="none" fo:border-bottom="0.05pt solid #000000"/>
    </style:style>
    <style:style style:name="Tableau4.B27" style:family="table-cell">
      <style:table-cell-properties fo:padding="0.097cm" fo:border-left="0.05pt solid #000000" fo:border-right="none" fo:border-top="none" fo:border-bottom="0.05pt solid #000000"/>
    </style:style>
    <style:style style:name="Tableau4.C27" style:family="table-cell">
      <style:table-cell-properties fo:padding="0.097cm" fo:border-left="0.05pt solid #000000" fo:border-right="none" fo:border-top="none" fo:border-bottom="0.05pt solid #000000"/>
    </style:style>
    <style:style style:name="Tableau4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8" style:family="table-cell">
      <style:table-cell-properties fo:padding="0.097cm" fo:border-left="0.05pt solid #000000" fo:border-right="none" fo:border-top="none" fo:border-bottom="0.05pt solid #000000"/>
    </style:style>
    <style:style style:name="Tableau4.B28" style:family="table-cell">
      <style:table-cell-properties fo:padding="0.097cm" fo:border-left="0.05pt solid #000000" fo:border-right="none" fo:border-top="none" fo:border-bottom="0.05pt solid #000000"/>
    </style:style>
    <style:style style:name="Tableau4.C28" style:family="table-cell">
      <style:table-cell-properties fo:padding="0.097cm" fo:border-left="0.05pt solid #000000" fo:border-right="none" fo:border-top="none" fo:border-bottom="0.05pt solid #000000"/>
    </style:style>
    <style:style style:name="Tableau4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9" style:family="table-cell">
      <style:table-cell-properties fo:padding="0.097cm" fo:border-left="0.05pt solid #000000" fo:border-right="none" fo:border-top="none" fo:border-bottom="0.05pt solid #000000"/>
    </style:style>
    <style:style style:name="Tableau4.B29" style:family="table-cell">
      <style:table-cell-properties fo:padding="0.097cm" fo:border-left="0.05pt solid #000000" fo:border-right="none" fo:border-top="none" fo:border-bottom="0.05pt solid #000000"/>
    </style:style>
    <style:style style:name="Tableau4.C29" style:family="table-cell">
      <style:table-cell-properties fo:padding="0.097cm" fo:border-left="0.05pt solid #000000" fo:border-right="none" fo:border-top="none" fo:border-bottom="0.05pt solid #000000"/>
    </style:style>
    <style:style style:name="Tableau4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0" style:family="table-cell">
      <style:table-cell-properties fo:padding="0.097cm" fo:border-left="0.05pt solid #000000" fo:border-right="none" fo:border-top="none" fo:border-bottom="0.05pt solid #000000"/>
    </style:style>
    <style:style style:name="Tableau4.B30" style:family="table-cell">
      <style:table-cell-properties fo:padding="0.097cm" fo:border-left="0.05pt solid #000000" fo:border-right="none" fo:border-top="none" fo:border-bottom="0.05pt solid #000000"/>
    </style:style>
    <style:style style:name="Tableau4.C30" style:family="table-cell">
      <style:table-cell-properties fo:padding="0.097cm" fo:border-left="0.05pt solid #000000" fo:border-right="none" fo:border-top="none" fo:border-bottom="0.05pt solid #000000"/>
    </style:style>
    <style:style style:name="Tableau4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1" style:family="table-cell">
      <style:table-cell-properties fo:padding="0.097cm" fo:border-left="0.05pt solid #000000" fo:border-right="none" fo:border-top="none" fo:border-bottom="0.05pt solid #000000"/>
    </style:style>
    <style:style style:name="Tableau4.B31" style:family="table-cell">
      <style:table-cell-properties fo:padding="0.097cm" fo:border-left="0.05pt solid #000000" fo:border-right="none" fo:border-top="none" fo:border-bottom="0.05pt solid #000000"/>
    </style:style>
    <style:style style:name="Tableau4.C31" style:family="table-cell">
      <style:table-cell-properties fo:padding="0.097cm" fo:border-left="0.05pt solid #000000" fo:border-right="none" fo:border-top="none" fo:border-bottom="0.05pt solid #000000"/>
    </style:style>
    <style:style style:name="Tableau4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2" style:family="table-cell">
      <style:table-cell-properties fo:padding="0.097cm" fo:border-left="0.05pt solid #000000" fo:border-right="none" fo:border-top="none" fo:border-bottom="0.05pt solid #000000"/>
    </style:style>
    <style:style style:name="Tableau4.B32" style:family="table-cell">
      <style:table-cell-properties fo:padding="0.097cm" fo:border-left="0.05pt solid #000000" fo:border-right="none" fo:border-top="none" fo:border-bottom="0.05pt solid #000000"/>
    </style:style>
    <style:style style:name="Tableau4.C32" style:family="table-cell">
      <style:table-cell-properties fo:padding="0.097cm" fo:border-left="0.05pt solid #000000" fo:border-right="none" fo:border-top="none" fo:border-bottom="0.05pt solid #000000"/>
    </style:style>
    <style:style style:name="Tableau4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3" style:family="table-cell">
      <style:table-cell-properties fo:padding="0.097cm" fo:border-left="0.05pt solid #000000" fo:border-right="none" fo:border-top="none" fo:border-bottom="0.05pt solid #000000"/>
    </style:style>
    <style:style style:name="Tableau4.B33" style:family="table-cell">
      <style:table-cell-properties fo:padding="0.097cm" fo:border-left="0.05pt solid #000000" fo:border-right="none" fo:border-top="none" fo:border-bottom="0.05pt solid #000000"/>
    </style:style>
    <style:style style:name="Tableau4.C33" style:family="table-cell">
      <style:table-cell-properties fo:padding="0.097cm" fo:border-left="0.05pt solid #000000" fo:border-right="none" fo:border-top="none" fo:border-bottom="0.05pt solid #000000"/>
    </style:style>
    <style:style style:name="Tableau4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4" style:family="table-cell">
      <style:table-cell-properties fo:padding="0.097cm" fo:border-left="0.05pt solid #000000" fo:border-right="none" fo:border-top="none" fo:border-bottom="0.05pt solid #000000"/>
    </style:style>
    <style:style style:name="Tableau4.B34" style:family="table-cell">
      <style:table-cell-properties fo:padding="0.097cm" fo:border-left="0.05pt solid #000000" fo:border-right="none" fo:border-top="none" fo:border-bottom="0.05pt solid #000000"/>
    </style:style>
    <style:style style:name="Tableau4.C34" style:family="table-cell">
      <style:table-cell-properties fo:padding="0.097cm" fo:border-left="0.05pt solid #000000" fo:border-right="none" fo:border-top="none" fo:border-bottom="0.05pt solid #000000"/>
    </style:style>
    <style:style style:name="Tableau4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5" style:family="table-cell">
      <style:table-cell-properties fo:padding="0.097cm" fo:border-left="0.05pt solid #000000" fo:border-right="none" fo:border-top="none" fo:border-bottom="0.05pt solid #000000"/>
    </style:style>
    <style:style style:name="Tableau4.B35" style:family="table-cell">
      <style:table-cell-properties fo:padding="0.097cm" fo:border-left="0.05pt solid #000000" fo:border-right="none" fo:border-top="none" fo:border-bottom="0.05pt solid #000000"/>
    </style:style>
    <style:style style:name="Tableau4.C35" style:family="table-cell">
      <style:table-cell-properties fo:padding="0.097cm" fo:border-left="0.05pt solid #000000" fo:border-right="none" fo:border-top="none" fo:border-bottom="0.05pt solid #000000"/>
    </style:style>
    <style:style style:name="Tableau4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6" style:family="table-cell">
      <style:table-cell-properties fo:padding="0.097cm" fo:border-left="0.05pt solid #000000" fo:border-right="none" fo:border-top="none" fo:border-bottom="0.05pt solid #000000"/>
    </style:style>
    <style:style style:name="Tableau4.B36" style:family="table-cell">
      <style:table-cell-properties fo:padding="0.097cm" fo:border-left="0.05pt solid #000000" fo:border-right="none" fo:border-top="none" fo:border-bottom="0.05pt solid #000000"/>
    </style:style>
    <style:style style:name="Tableau4.C36" style:family="table-cell">
      <style:table-cell-properties fo:padding="0.097cm" fo:border-left="0.05pt solid #000000" fo:border-right="none" fo:border-top="none" fo:border-bottom="0.05pt solid #000000"/>
    </style:style>
    <style:style style:name="Tableau4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7" style:family="table-cell">
      <style:table-cell-properties fo:padding="0.097cm" fo:border-left="0.05pt solid #000000" fo:border-right="none" fo:border-top="none" fo:border-bottom="0.05pt solid #000000"/>
    </style:style>
    <style:style style:name="Tableau4.B37" style:family="table-cell">
      <style:table-cell-properties fo:padding="0.097cm" fo:border-left="0.05pt solid #000000" fo:border-right="none" fo:border-top="none" fo:border-bottom="0.05pt solid #000000"/>
    </style:style>
    <style:style style:name="Tableau4.C37" style:family="table-cell">
      <style:table-cell-properties fo:padding="0.097cm" fo:border-left="0.05pt solid #000000" fo:border-right="none" fo:border-top="none" fo:border-bottom="0.05pt solid #000000"/>
    </style:style>
    <style:style style:name="Tableau4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8" style:family="table-cell">
      <style:table-cell-properties fo:padding="0.097cm" fo:border-left="0.05pt solid #000000" fo:border-right="none" fo:border-top="none" fo:border-bottom="0.05pt solid #000000"/>
    </style:style>
    <style:style style:name="Tableau4.B38" style:family="table-cell">
      <style:table-cell-properties fo:padding="0.097cm" fo:border-left="0.05pt solid #000000" fo:border-right="none" fo:border-top="none" fo:border-bottom="0.05pt solid #000000"/>
    </style:style>
    <style:style style:name="Tableau4.C38" style:family="table-cell">
      <style:table-cell-properties fo:padding="0.097cm" fo:border-left="0.05pt solid #000000" fo:border-right="none" fo:border-top="none" fo:border-bottom="0.05pt solid #000000"/>
    </style:style>
    <style:style style:name="Tableau4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9" style:family="table-cell">
      <style:table-cell-properties fo:padding="0.097cm" fo:border-left="0.05pt solid #000000" fo:border-right="none" fo:border-top="none" fo:border-bottom="0.05pt solid #000000"/>
    </style:style>
    <style:style style:name="Tableau4.B39" style:family="table-cell">
      <style:table-cell-properties fo:padding="0.097cm" fo:border-left="0.05pt solid #000000" fo:border-right="none" fo:border-top="none" fo:border-bottom="0.05pt solid #000000"/>
    </style:style>
    <style:style style:name="Tableau4.C39" style:family="table-cell">
      <style:table-cell-properties fo:padding="0.097cm" fo:border-left="0.05pt solid #000000" fo:border-right="none" fo:border-top="none" fo:border-bottom="0.05pt solid #000000"/>
    </style:style>
    <style:style style:name="Tableau4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0" style:family="table-cell">
      <style:table-cell-properties fo:padding="0.097cm" fo:border-left="0.05pt solid #000000" fo:border-right="none" fo:border-top="none" fo:border-bottom="0.05pt solid #000000"/>
    </style:style>
    <style:style style:name="Tableau4.B40" style:family="table-cell">
      <style:table-cell-properties fo:padding="0.097cm" fo:border-left="0.05pt solid #000000" fo:border-right="none" fo:border-top="none" fo:border-bottom="0.05pt solid #000000"/>
    </style:style>
    <style:style style:name="Tableau4.C40" style:family="table-cell">
      <style:table-cell-properties fo:padding="0.097cm" fo:border-left="0.05pt solid #000000" fo:border-right="none" fo:border-top="none" fo:border-bottom="0.05pt solid #000000"/>
    </style:style>
    <style:style style:name="Tableau4.D4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6f6e3" officeooo:paragraph-rsid="0016f6e3"/>
    </style:style>
    <style:style style:name="P15" style:family="paragraph" style:parent-style-name="Table_20_Contents">
      <style:text-properties officeooo:rsid="00177050" officeooo:paragraph-rsid="00177050"/>
    </style:style>
    <style:style style:name="P16" style:family="paragraph" style:parent-style-name="Table_20_Contents">
      <style:text-properties officeooo:rsid="00182db2" officeooo:paragraph-rsid="00182db2"/>
    </style:style>
    <style:style style:name="P17" style:family="paragraph" style:parent-style-name="Table_20_Contents">
      <style:text-properties officeooo:rsid="0019f902" officeooo:paragraph-rsid="0019f902"/>
    </style:style>
    <style:style style:name="P18" style:family="paragraph" style:parent-style-name="Table_20_Contents">
      <style:text-properties officeooo:rsid="001aae85" officeooo:paragraph-rsid="001aae85"/>
    </style:style>
    <style:style style:name="P19" style:family="paragraph" style:parent-style-name="Table_20_Contents">
      <style:text-properties officeooo:rsid="0021e795" officeooo:paragraph-rsid="0021e795"/>
    </style:style>
    <style:style style:name="P20" style:family="paragraph" style:parent-style-name="Table_20_Contents">
      <style:text-properties officeooo:rsid="002290ff" officeooo:paragraph-rsid="002290ff"/>
    </style:style>
    <style:style style:name="P21" style:family="paragraph" style:parent-style-name="Table_20_Contents">
      <style:text-properties officeooo:rsid="0024377b" officeooo:paragraph-rsid="0024377b"/>
    </style:style>
    <style:style style:name="P22" style:family="paragraph" style:parent-style-name="Table_20_Contents">
      <style:text-properties officeooo:rsid="00245d8f" officeooo:paragraph-rsid="00245d8f"/>
    </style:style>
    <style:style style:name="P23" style:family="paragraph" style:parent-style-name="Table_20_Contents">
      <style:text-properties officeooo:rsid="00263fc5" officeooo:paragraph-rsid="00263fc5"/>
    </style:style>
    <style:style style:name="P24" style:family="paragraph" style:parent-style-name="Table_20_Contents">
      <style:text-properties officeooo:rsid="0026f8a2" officeooo:paragraph-rsid="0026f8a2"/>
    </style:style>
    <style:style style:name="P25" style:family="paragraph" style:parent-style-name="Table_20_Contents">
      <style:text-properties officeooo:rsid="0027c6d2" officeooo:paragraph-rsid="0027c6d2"/>
    </style:style>
    <style:style style:name="P26" style:family="paragraph" style:parent-style-name="Table_20_Contents">
      <style:text-properties officeooo:rsid="0029c4d2" officeooo:paragraph-rsid="0029c4d2"/>
    </style:style>
    <style:style style:name="P27" style:family="paragraph" style:parent-style-name="Table_20_Contents">
      <style:text-properties officeooo:rsid="002b0878" officeooo:paragraph-rsid="002b0878"/>
    </style:style>
    <style:style style:name="P28" style:family="paragraph" style:parent-style-name="Table_20_Contents">
      <style:text-properties officeooo:rsid="002beeea" officeooo:paragraph-rsid="002beeea"/>
    </style:style>
    <style:style style:name="P29" style:family="paragraph" style:parent-style-name="Table_20_Contents">
      <style:text-properties officeooo:rsid="002ceb18" officeooo:paragraph-rsid="002ceb18"/>
    </style:style>
    <style:style style:name="P30" style:family="paragraph" style:parent-style-name="Table_20_Contents">
      <style:text-properties officeooo:rsid="002d2635" officeooo:paragraph-rsid="002d2635"/>
    </style:style>
    <style:style style:name="P31" style:family="paragraph" style:parent-style-name="Table_20_Contents">
      <style:text-properties officeooo:rsid="002eace2" officeooo:paragraph-rsid="002eace2"/>
    </style:style>
    <style:style style:name="P32" style:family="paragraph" style:parent-style-name="Table_20_Contents">
      <style:text-properties officeooo:rsid="00303bf2" officeooo:paragraph-rsid="00303bf2"/>
    </style:style>
    <style:style style:name="P33" style:family="paragraph" style:parent-style-name="Table_20_Contents">
      <style:text-properties officeooo:rsid="0031ea08" officeooo:paragraph-rsid="0031ea08"/>
    </style:style>
    <style:style style:name="P34" style:family="paragraph" style:parent-style-name="Table_20_Contents">
      <style:text-properties officeooo:rsid="00320cd8" officeooo:paragraph-rsid="00320cd8"/>
    </style:style>
    <style:style style:name="P35" style:family="paragraph" style:parent-style-name="Table_20_Contents">
      <style:text-properties officeooo:rsid="0032809b" officeooo:paragraph-rsid="0032809b"/>
    </style:style>
    <style:style style:name="P36" style:family="paragraph" style:parent-style-name="Table_20_Contents">
      <style:text-properties officeooo:rsid="00333356" officeooo:paragraph-rsid="00333356"/>
    </style:style>
    <style:style style:name="P37" style:family="paragraph" style:parent-style-name="Table_20_Contents">
      <style:text-properties officeooo:rsid="00343d47" officeooo:paragraph-rsid="00343d47"/>
    </style:style>
    <style:style style:name="P38" style:family="paragraph" style:parent-style-name="Table_20_Contents">
      <style:text-properties officeooo:rsid="0034d573" officeooo:paragraph-rsid="0034d573"/>
    </style:style>
    <style:style style:name="P39" style:family="paragraph" style:parent-style-name="Table_20_Contents">
      <style:text-properties officeooo:rsid="00366bc2" officeooo:paragraph-rsid="00366bc2"/>
    </style:style>
    <style:style style:name="P40" style:family="paragraph" style:parent-style-name="Table_20_Contents">
      <style:text-properties officeooo:rsid="00368dcc" officeooo:paragraph-rsid="00368dcc"/>
    </style:style>
    <style:style style:name="P41" style:family="paragraph" style:parent-style-name="Table_20_Contents">
      <style:text-properties officeooo:rsid="0037df86" officeooo:paragraph-rsid="0037df86"/>
    </style:style>
    <style:style style:name="P42" style:family="paragraph" style:parent-style-name="Table_20_Contents">
      <style:text-properties officeooo:rsid="0039376c" officeooo:paragraph-rsid="0039376c"/>
    </style:style>
    <style:style style:name="P43" style:family="paragraph" style:parent-style-name="Table_20_Contents">
      <style:text-properties officeooo:rsid="003970ef" officeooo:paragraph-rsid="003970ef"/>
    </style:style>
    <style:style style:name="P44" style:family="paragraph" style:parent-style-name="Table_20_Contents">
      <style:text-properties officeooo:rsid="003a7cc5" officeooo:paragraph-rsid="003a7cc5"/>
    </style:style>
    <style:style style:name="P45" style:family="paragraph" style:parent-style-name="Table_20_Contents">
      <style:text-properties officeooo:rsid="003c6433" officeooo:paragraph-rsid="003c6433"/>
    </style:style>
    <style:style style:name="P46" style:family="paragraph" style:parent-style-name="Table_20_Contents">
      <style:text-properties officeooo:rsid="003cf525" officeooo:paragraph-rsid="003cf525"/>
    </style:style>
    <style:style style:name="P47" style:family="paragraph" style:parent-style-name="Table_20_Contents">
      <style:text-properties officeooo:rsid="003de2fb" officeooo:paragraph-rsid="003de2fb"/>
    </style:style>
    <style:style style:name="P48" style:family="paragraph" style:parent-style-name="Table_20_Contents">
      <style:text-properties officeooo:rsid="003e3484" officeooo:paragraph-rsid="003e3484"/>
    </style:style>
    <style:style style:name="P49" style:family="paragraph" style:parent-style-name="Table_20_Contents">
      <style:text-properties officeooo:rsid="003e590d" officeooo:paragraph-rsid="003e590d"/>
    </style:style>
    <style:style style:name="P50" style:family="paragraph" style:parent-style-name="Table_20_Contents">
      <style:text-properties officeooo:rsid="003fcda6" officeooo:paragraph-rsid="003fcda6"/>
    </style:style>
    <style:style style:name="P51" style:family="paragraph" style:parent-style-name="Table_20_Contents">
      <style:text-properties officeooo:rsid="0041b6bb" officeooo:paragraph-rsid="0041b6bb"/>
    </style:style>
    <style:style style:name="P52" style:family="paragraph" style:parent-style-name="Table_20_Contents">
      <style:text-properties officeooo:rsid="0042e2b0" officeooo:paragraph-rsid="0042e2b0"/>
    </style:style>
    <style:style style:name="P53" style:family="paragraph" style:parent-style-name="Table_20_Contents">
      <style:text-properties officeooo:rsid="0043e98f" officeooo:paragraph-rsid="0043e98f"/>
    </style:style>
    <style:style style:name="P54" style:family="paragraph" style:parent-style-name="Table_20_Contents">
      <style:text-properties officeooo:rsid="0045688d" officeooo:paragraph-rsid="0045688d"/>
    </style:style>
    <style:style style:name="P55" style:family="paragraph" style:parent-style-name="Table_20_Contents">
      <style:text-properties officeooo:rsid="0045d648" officeooo:paragraph-rsid="0045d648"/>
    </style:style>
    <style:style style:name="P56" style:family="paragraph" style:parent-style-name="Table_20_Contents">
      <style:text-properties officeooo:rsid="0046bc8e" officeooo:paragraph-rsid="0046bc8e"/>
    </style:style>
    <style:style style:name="P57" style:family="paragraph" style:parent-style-name="Table_20_Contents">
      <style:text-properties officeooo:rsid="00472f1d" officeooo:paragraph-rsid="00472f1d"/>
    </style:style>
    <style:style style:name="P58" style:family="paragraph" style:parent-style-name="Table_20_Contents">
      <style:text-properties officeooo:rsid="00474cc6" officeooo:paragraph-rsid="00474cc6"/>
    </style:style>
    <style:style style:name="P59" style:family="paragraph" style:parent-style-name="Table_20_Contents">
      <style:text-properties officeooo:rsid="0048cfd5" officeooo:paragraph-rsid="0048cfd5"/>
    </style:style>
    <style:style style:name="P60" style:family="paragraph" style:parent-style-name="Table_20_Contents">
      <style:text-properties officeooo:rsid="0049f883" officeooo:paragraph-rsid="0049f883"/>
    </style:style>
    <style:style style:name="P61" style:family="paragraph" style:parent-style-name="Table_20_Contents">
      <style:text-properties officeooo:rsid="004bf1bd" officeooo:paragraph-rsid="004bf1bd"/>
    </style:style>
    <style:style style:name="P62" style:family="paragraph" style:parent-style-name="Table_20_Contents">
      <style:text-properties officeooo:rsid="004cde15" officeooo:paragraph-rsid="004cde15"/>
    </style:style>
    <style:style style:name="P63" style:family="paragraph" style:parent-style-name="Table_20_Contents">
      <style:text-properties officeooo:rsid="004cf1a7" officeooo:paragraph-rsid="004cf1a7"/>
    </style:style>
    <style:style style:name="P64" style:family="paragraph" style:parent-style-name="Table_20_Contents">
      <style:text-properties officeooo:rsid="004df04a" officeooo:paragraph-rsid="004df04a"/>
    </style:style>
    <style:style style:name="P65" style:family="paragraph" style:parent-style-name="Table_20_Contents">
      <style:text-properties officeooo:rsid="004e073d" officeooo:paragraph-rsid="004e073d"/>
    </style:style>
    <style:style style:name="P66" style:family="paragraph" style:parent-style-name="Table_20_Contents">
      <style:text-properties officeooo:rsid="004f8563" officeooo:paragraph-rsid="004f8563"/>
    </style:style>
    <style:style style:name="P67" style:family="paragraph" style:parent-style-name="Table_20_Contents">
      <style:text-properties officeooo:rsid="00507f5f" officeooo:paragraph-rsid="00507f5f"/>
    </style:style>
    <style:style style:name="P68" style:family="paragraph" style:parent-style-name="Table_20_Contents">
      <style:text-properties officeooo:rsid="00523c58" officeooo:paragraph-rsid="00523c58"/>
    </style:style>
    <style:style style:name="P69" style:family="paragraph" style:parent-style-name="Table_20_Contents">
      <style:text-properties officeooo:rsid="005264da" officeooo:paragraph-rsid="005264da"/>
    </style:style>
    <style:style style:name="P70" style:family="paragraph" style:parent-style-name="Table_20_Contents">
      <style:text-properties officeooo:rsid="00537df8" officeooo:paragraph-rsid="00537df8"/>
    </style:style>
    <style:style style:name="P71" style:family="paragraph" style:parent-style-name="Table_20_Contents">
      <style:text-properties officeooo:rsid="0056e486" officeooo:paragraph-rsid="0056e486"/>
    </style:style>
    <style:style style:name="P72" style:family="paragraph" style:parent-style-name="Table_20_Contents">
      <style:text-properties officeooo:rsid="0057e7ca" officeooo:paragraph-rsid="0057e7ca"/>
    </style:style>
    <style:style style:name="P73" style:family="paragraph" style:parent-style-name="Table_20_Contents">
      <style:text-properties officeooo:rsid="00584394" officeooo:paragraph-rsid="00584394"/>
    </style:style>
    <style:style style:name="P74" style:family="paragraph" style:parent-style-name="Table_20_Contents">
      <style:text-properties officeooo:rsid="0058d31b" officeooo:paragraph-rsid="0058d31b"/>
    </style:style>
    <style:style style:name="P75" style:family="paragraph" style:parent-style-name="Table_20_Contents">
      <style:text-properties officeooo:rsid="005c274b" officeooo:paragraph-rsid="005c274b"/>
    </style:style>
    <style:style style:name="P76" style:family="paragraph" style:parent-style-name="Table_20_Contents">
      <style:paragraph-properties>
        <style:tab-stops>
          <style:tab-stop style:position="4.128cm"/>
        </style:tab-stops>
      </style:paragraph-properties>
      <style:text-properties officeooo:rsid="005c274b" officeooo:paragraph-rsid="005c274b"/>
    </style:style>
    <style:style style:name="P77" style:family="paragraph" style:parent-style-name="Table_20_Contents">
      <style:text-properties officeooo:rsid="005c84d0" officeooo:paragraph-rsid="005c84d0"/>
    </style:style>
    <style:style style:name="P78" style:family="paragraph" style:parent-style-name="Table_20_Contents">
      <style:text-properties officeooo:rsid="005e8234" officeooo:paragraph-rsid="005e8234"/>
    </style:style>
    <style:style style:name="P79" style:family="paragraph" style:parent-style-name="Table_20_Contents">
      <style:text-properties officeooo:rsid="006071d2" officeooo:paragraph-rsid="006071d2"/>
    </style:style>
    <style:style style:name="P80" style:family="paragraph" style:parent-style-name="Table_20_Contents">
      <style:text-properties officeooo:rsid="0060afb5" officeooo:paragraph-rsid="0060afb5"/>
    </style:style>
    <style:style style:name="P81" style:family="paragraph" style:parent-style-name="Table_20_Contents">
      <style:text-properties officeooo:rsid="00610f0b" officeooo:paragraph-rsid="00610f0b"/>
    </style:style>
    <style:style style:name="P82" style:family="paragraph" style:parent-style-name="Table_20_Contents">
      <style:text-properties officeooo:rsid="006124e2" officeooo:paragraph-rsid="006124e2"/>
    </style:style>
    <style:style style:name="P83" style:family="paragraph" style:parent-style-name="Table_20_Contents">
      <style:text-properties officeooo:rsid="0062cee5" officeooo:paragraph-rsid="0062cee5"/>
    </style:style>
    <style:style style:name="P84" style:family="paragraph" style:parent-style-name="Table_20_Contents">
      <style:text-properties officeooo:rsid="0063770a" officeooo:paragraph-rsid="0063770a"/>
    </style:style>
    <style:style style:name="P85" style:family="paragraph" style:parent-style-name="Table_20_Contents">
      <style:text-properties officeooo:rsid="00638aea" officeooo:paragraph-rsid="00638aea"/>
    </style:style>
    <style:style style:name="P86" style:family="paragraph" style:parent-style-name="Table_20_Contents">
      <style:text-properties officeooo:rsid="006419ed" officeooo:paragraph-rsid="006419ed"/>
    </style:style>
    <style:style style:name="P87" style:family="paragraph" style:parent-style-name="Table_20_Contents">
      <style:text-properties officeooo:rsid="0064879a" officeooo:paragraph-rsid="0064879a"/>
    </style:style>
    <style:style style:name="P88" style:family="paragraph" style:parent-style-name="Table_20_Contents">
      <style:text-properties officeooo:rsid="0065451c" officeooo:paragraph-rsid="0065451c"/>
    </style:style>
    <style:style style:name="P89" style:family="paragraph" style:parent-style-name="Table_20_Contents">
      <style:text-properties officeooo:rsid="00665184" officeooo:paragraph-rsid="00665184"/>
    </style:style>
    <style:style style:name="P90" style:family="paragraph" style:parent-style-name="Table_20_Contents">
      <style:text-properties officeooo:rsid="0067ee95" officeooo:paragraph-rsid="0067ee95"/>
    </style:style>
    <style:style style:name="P91" style:family="paragraph" style:parent-style-name="Table_20_Contents">
      <style:text-properties officeooo:rsid="00686e7d" officeooo:paragraph-rsid="00686e7d"/>
    </style:style>
    <style:style style:name="P92" style:family="paragraph" style:parent-style-name="Table_20_Contents">
      <style:text-properties officeooo:rsid="006953c2" officeooo:paragraph-rsid="006953c2"/>
    </style:style>
    <style:style style:name="P93" style:family="paragraph" style:parent-style-name="Table_20_Contents">
      <style:text-properties officeooo:rsid="006a1e53" officeooo:paragraph-rsid="006a1e53"/>
    </style:style>
    <style:style style:name="P94" style:family="paragraph" style:parent-style-name="Table_20_Contents">
      <style:paragraph-properties>
        <style:tab-stops>
          <style:tab-stop style:position="2.611cm"/>
        </style:tab-stops>
      </style:paragraph-properties>
      <style:text-properties officeooo:rsid="006a1e53" officeooo:paragraph-rsid="006a1e53"/>
    </style:style>
    <style:style style:name="P95" style:family="paragraph" style:parent-style-name="Table_20_Contents">
      <style:text-properties officeooo:rsid="006a2230" officeooo:paragraph-rsid="006a2230"/>
    </style:style>
    <style:style style:name="P96" style:family="paragraph" style:parent-style-name="Table_20_Contents">
      <style:text-properties officeooo:rsid="006a2376" officeooo:paragraph-rsid="006a2376"/>
    </style:style>
    <style:style style:name="P97" style:family="paragraph" style:parent-style-name="Table_20_Contents">
      <style:text-properties officeooo:rsid="006a479e" officeooo:paragraph-rsid="006a479e"/>
    </style:style>
    <style:style style:name="P98" style:family="paragraph" style:parent-style-name="Table_20_Contents">
      <style:text-properties officeooo:rsid="006aa1e3" officeooo:paragraph-rsid="006aa1e3"/>
    </style:style>
    <style:style style:name="P99" style:family="paragraph" style:parent-style-name="Table_20_Contents">
      <style:text-properties officeooo:rsid="006bff25" officeooo:paragraph-rsid="006bff25"/>
    </style:style>
    <style:style style:name="P100" style:family="paragraph" style:parent-style-name="Table_20_Contents">
      <style:text-properties officeooo:rsid="006c249d" officeooo:paragraph-rsid="006c249d"/>
    </style:style>
    <style:style style:name="P101" style:family="paragraph" style:parent-style-name="Table_20_Contents">
      <style:text-properties officeooo:rsid="006daf62" officeooo:paragraph-rsid="006daf62"/>
    </style:style>
    <style:style style:name="P102" style:family="paragraph" style:parent-style-name="Table_20_Contents">
      <style:text-properties officeooo:rsid="006f419e" officeooo:paragraph-rsid="006f419e"/>
    </style:style>
    <style:style style:name="P103" style:family="paragraph" style:parent-style-name="Table_20_Contents">
      <style:text-properties officeooo:rsid="006f4971" officeooo:paragraph-rsid="006f4971"/>
    </style:style>
    <style:style style:name="P104" style:family="paragraph" style:parent-style-name="Table_20_Contents">
      <style:text-properties officeooo:rsid="007092fc" officeooo:paragraph-rsid="007092fc"/>
    </style:style>
    <style:style style:name="P105" style:family="paragraph" style:parent-style-name="Table_20_Contents">
      <style:text-properties officeooo:rsid="00715c67" officeooo:paragraph-rsid="00715c67"/>
    </style:style>
    <style:style style:name="P106" style:family="paragraph" style:parent-style-name="Table_20_Contents">
      <style:text-properties officeooo:rsid="0071c1a0" officeooo:paragraph-rsid="0071c1a0"/>
    </style:style>
    <style:style style:name="P107" style:family="paragraph" style:parent-style-name="Table_20_Contents">
      <style:text-properties officeooo:rsid="0072cb73" officeooo:paragraph-rsid="0072cb73"/>
    </style:style>
    <style:style style:name="P108" style:family="paragraph" style:parent-style-name="Table_20_Contents">
      <style:text-properties officeooo:rsid="0073263e" officeooo:paragraph-rsid="0073263e"/>
    </style:style>
    <style:style style:name="P109" style:family="paragraph" style:parent-style-name="Table_20_Contents">
      <style:text-properties officeooo:rsid="00752395" officeooo:paragraph-rsid="00752395"/>
    </style:style>
    <style:style style:name="P110" style:family="paragraph" style:parent-style-name="Table_20_Contents">
      <style:text-properties officeooo:rsid="0075c097" officeooo:paragraph-rsid="0075c097"/>
    </style:style>
    <style:style style:name="P111" style:family="paragraph" style:parent-style-name="Table_20_Contents">
      <style:text-properties officeooo:rsid="0075e0b9" officeooo:paragraph-rsid="0075e0b9"/>
    </style:style>
    <style:style style:name="P112" style:family="paragraph" style:parent-style-name="Table_20_Contents">
      <style:text-properties officeooo:rsid="0075e4b1" officeooo:paragraph-rsid="0075e4b1"/>
    </style:style>
    <style:style style:name="P113" style:family="paragraph" style:parent-style-name="Table_20_Contents">
      <style:text-properties officeooo:rsid="0077ace9" officeooo:paragraph-rsid="0077ace9"/>
    </style:style>
    <style:style style:name="P114" style:family="paragraph" style:parent-style-name="Table_20_Contents">
      <style:text-properties officeooo:rsid="0077ebc7" officeooo:paragraph-rsid="0077ebc7"/>
    </style:style>
    <style:style style:name="P115" style:family="paragraph" style:parent-style-name="Table_20_Contents">
      <style:text-properties officeooo:rsid="00791bca" officeooo:paragraph-rsid="00791bca"/>
    </style:style>
    <style:style style:name="P116" style:family="paragraph" style:parent-style-name="Table_20_Contents">
      <style:text-properties officeooo:rsid="007ab412" officeooo:paragraph-rsid="007ab412"/>
    </style:style>
    <style:style style:name="P117" style:family="paragraph" style:parent-style-name="Table_20_Contents">
      <style:text-properties officeooo:rsid="007bcb5d" officeooo:paragraph-rsid="007bcb5d"/>
    </style:style>
    <style:style style:name="P118" style:family="paragraph" style:parent-style-name="Table_20_Contents">
      <style:text-properties officeooo:rsid="007d6291" officeooo:paragraph-rsid="007d6291"/>
    </style:style>
    <style:style style:name="P119" style:family="paragraph" style:parent-style-name="Table_20_Contents">
      <style:text-properties officeooo:rsid="007d7e6f" officeooo:paragraph-rsid="007d7e6f"/>
    </style:style>
    <style:style style:name="P120" style:family="paragraph" style:parent-style-name="Table_20_Contents">
      <style:text-properties officeooo:rsid="007ecdbe" officeooo:paragraph-rsid="007ecdbe"/>
    </style:style>
    <style:style style:name="P121" style:family="paragraph" style:parent-style-name="Table_20_Contents">
      <style:text-properties officeooo:rsid="007fdff7" officeooo:paragraph-rsid="007fdff7"/>
    </style:style>
    <style:style style:name="P122" style:family="paragraph" style:parent-style-name="Table_20_Contents">
      <style:text-properties officeooo:rsid="008065b6" officeooo:paragraph-rsid="008065b6"/>
    </style:style>
    <style:style style:name="P123" style:family="paragraph" style:parent-style-name="Table_20_Contents">
      <style:text-properties officeooo:rsid="0081f102" officeooo:paragraph-rsid="0081f102"/>
    </style:style>
    <style:style style:name="P124" style:family="paragraph" style:parent-style-name="Table_20_Contents">
      <style:text-properties officeooo:rsid="008357aa" officeooo:paragraph-rsid="008357aa"/>
    </style:style>
    <style:style style:name="P125" style:family="paragraph" style:parent-style-name="Table_20_Contents">
      <style:text-properties officeooo:rsid="0084edf6" officeooo:paragraph-rsid="0084edf6"/>
    </style:style>
    <style:style style:name="P126" style:family="paragraph" style:parent-style-name="Table_20_Contents">
      <style:text-properties officeooo:rsid="0085b835" officeooo:paragraph-rsid="0085b835"/>
    </style:style>
    <style:style style:name="P127" style:family="paragraph" style:parent-style-name="Table_20_Contents">
      <style:text-properties officeooo:rsid="0086f57e" officeooo:paragraph-rsid="0086f57e"/>
    </style:style>
    <style:style style:name="P128" style:family="paragraph" style:parent-style-name="Table_20_Contents">
      <style:text-properties officeooo:rsid="008774c6" officeooo:paragraph-rsid="008774c6"/>
    </style:style>
    <style:style style:name="P129" style:family="paragraph" style:parent-style-name="Table_20_Contents">
      <style:text-properties officeooo:rsid="008a6676" officeooo:paragraph-rsid="008a6676"/>
    </style:style>
    <style:style style:name="P130" style:family="paragraph" style:parent-style-name="Table_20_Contents">
      <style:text-properties officeooo:rsid="008b5347" officeooo:paragraph-rsid="008b5347"/>
    </style:style>
    <style:style style:name="P131" style:family="paragraph" style:parent-style-name="Table_20_Contents">
      <style:text-properties officeooo:rsid="008bd5ea" officeooo:paragraph-rsid="008bd5ea"/>
    </style:style>
    <style:style style:name="P132" style:family="paragraph" style:parent-style-name="Table_20_Contents">
      <style:text-properties fo:font-weight="normal" officeooo:rsid="008bd5ea" officeooo:paragraph-rsid="008bd5ea" style:font-weight-asian="normal" style:font-weight-complex="normal"/>
    </style:style>
    <style:style style:name="P133" style:family="paragraph" style:parent-style-name="Table_20_Contents">
      <style:text-properties officeooo:rsid="008d71cb" officeooo:paragraph-rsid="008d71cb"/>
    </style:style>
    <style:style style:name="P134" style:family="paragraph" style:parent-style-name="Table_20_Contents">
      <style:text-properties officeooo:rsid="0091fdf2" officeooo:paragraph-rsid="0091fdf2"/>
    </style:style>
    <style:style style:name="P135" style:family="paragraph" style:parent-style-name="Table_20_Contents">
      <style:text-properties officeooo:rsid="009322d4" officeooo:paragraph-rsid="009322d4"/>
    </style:style>
    <style:style style:name="P136" style:family="paragraph" style:parent-style-name="Footnote">
      <style:text-properties officeooo:rsid="000b161d" officeooo:paragraph-rsid="000b161d"/>
    </style:style>
    <style:style style:name="P137" style:family="paragraph" style:parent-style-name="Table_20_Heading">
      <style:text-properties officeooo:rsid="00084874" officeooo:paragraph-rsid="00084874"/>
    </style:style>
    <style:style style:name="P138" style:family="paragraph" style:parent-style-name="Table_20_Heading">
      <style:text-properties officeooo:rsid="00084874" officeooo:paragraph-rsid="00533014"/>
    </style:style>
    <style:style style:name="P139" style:family="paragraph" style:parent-style-name="Table_20_Heading">
      <style:text-properties officeooo:rsid="00098c23" officeooo:paragraph-rsid="00098c23"/>
    </style:style>
    <style:style style:name="P140" style:family="paragraph" style:parent-style-name="Table_20_Heading">
      <style:text-properties officeooo:rsid="00098c23" officeooo:paragraph-rsid="00533014"/>
    </style:style>
    <style:style style:name="P141" style:family="paragraph" style:parent-style-name="Table_20_Heading">
      <style:text-properties officeooo:rsid="0016f893" officeooo:paragraph-rsid="0016f893"/>
    </style:style>
    <style:style style:name="P142" style:family="paragraph" style:parent-style-name="Table_20_Heading">
      <style:text-properties officeooo:rsid="0016f893" officeooo:paragraph-rsid="00533014"/>
    </style:style>
    <style:style style:name="P143" style:family="paragraph" style:parent-style-name="Table_20_Contents">
      <style:text-properties officeooo:rsid="0094f0ee" officeooo:paragraph-rsid="0037df86"/>
    </style:style>
    <style:style style:name="P144" style:family="paragraph" style:parent-style-name="Table_20_Contents">
      <style:text-properties officeooo:rsid="0094f0ee" officeooo:paragraph-rsid="003a7cc5"/>
    </style:style>
    <style:style style:name="P145" style:family="paragraph" style:parent-style-name="Table_20_Contents">
      <style:text-properties officeooo:rsid="009a8377" officeooo:paragraph-rsid="009a8377"/>
    </style:style>
    <style:style style:name="P146" style:family="paragraph" style:parent-style-name="Table_20_Contents">
      <style:text-properties officeooo:rsid="009c3e04" officeooo:paragraph-rsid="009c3e04"/>
    </style:style>
    <style:style style:name="P147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  <style:style style:name="T23" style:family="text">
      <style:text-properties officeooo:rsid="005c274b"/>
    </style:style>
    <style:style style:name="T24" style:family="text">
      <style:text-properties officeooo:rsid="006c249d"/>
    </style:style>
    <style:style style:name="T25" style:family="text">
      <style:text-properties officeooo:rsid="008bd5ea"/>
    </style:style>
    <style:style style:name="T26" style:family="text">
      <style:text-properties officeooo:rsid="008ddb67"/>
    </style:style>
    <style:style style:name="T27" style:family="text">
      <style:text-properties officeooo:rsid="008ddce8"/>
    </style:style>
    <style:style style:name="T28" style:family="text">
      <style:text-properties officeooo:rsid="008fd092"/>
    </style:style>
    <style:style style:name="T29" style:family="text">
      <style:text-properties officeooo:rsid="00913f00"/>
    </style:style>
    <style:style style:name="T30" style:family="text">
      <style:text-properties officeooo:rsid="009322d4"/>
    </style:style>
    <style:style style:name="T31" style:family="text">
      <style:text-properties officeooo:rsid="0094f0ee"/>
    </style:style>
    <style:style style:name="T32" style:family="text">
      <style:text-properties officeooo:rsid="0096dee7"/>
    </style:style>
    <style:style style:name="T33" style:family="text">
      <style:text-properties officeooo:rsid="00983f09"/>
    </style:style>
    <style:style style:name="T34" style:family="text">
      <style:text-properties officeooo:rsid="009878cd"/>
    </style:style>
    <style:style style:name="T35" style:family="text">
      <style:text-properties officeooo:rsid="0098c07a"/>
    </style:style>
    <style:style style:name="T36" style:family="text">
      <style:text-properties officeooo:rsid="0098eb5d"/>
    </style:style>
    <style:style style:name="T37" style:family="text">
      <style:text-properties officeooo:rsid="009a8377"/>
    </style:style>
    <style:style style:name="T38" style:family="text">
      <style:text-properties officeooo:rsid="009c3e04"/>
    </style:style>
    <style:style style:name="T39" style:family="text">
      <style:text-properties officeooo:rsid="009e67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7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1">Package</text:p>
            </table:table-cell>
            <table:table-cell table:style-name="Tableau1.B1" office:value-type="string">
              <text:p text:style-name="P139">Version<text:note text:id="ftn1" text:note-class="footnote"><text:note-citation>1</text:note-citation><text:note-body><text:p text:style-name="P136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137">Source</text:p>
            </table:table-cell>
            <table:table-cell table:style-name="Tableau1.D1" office:value-type="string">
              <text:p text:style-name="P137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0">20150204 / 20150204 / -</text:p>
          </table:table-cell>
          <table:table-cell table:style-name="Tableau1.C3" office:value-type="string">
            <text:p text:style-name="P21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1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2">1.0 (none)</text:p>
          </table:table-cell>
          <table:table-cell table:style-name="Tableau1.C4" office:value-type="string">
            <text:p text:style-name="P22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2">2.<text:span text:style-name="T29">7</text:span> / 2.3 / 2.7</text:p>
          </table:table-cell>
          <table:table-cell table:style-name="Tableau1.C5" office:value-type="string">
            <text:p text:style-name="P22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2"><text:span text:style-name="T29">OK.</text:span>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4">2.22.7 / 2.22.7 / 2.22.7</text:p>
          </table:table-cell>
          <table:table-cell table:style-name="Tableau1.C6" office:value-type="string">
            <text:p text:style-name="P24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4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4">3.4.2 / 3.3.4 / 3.6.2</text:p>
          </table:table-cell>
          <table:table-cell table:style-name="Tableau1.C7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4">3.4.2 / 3.3.4 / 3.6.2</text:p>
          </table:table-cell>
          <table:table-cell table:style-name="Tableau1.C8" office:value-type="string">
            <text:p text:style-name="P24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3">2.0.6 / 2.1.0 / 2.1.0</text:p>
          </table:table-cell>
          <table:table-cell table:style-name="Tableau1.C9" office:value-type="string">
            <text:p text:style-name="P23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5">3.2.1 / 3.2.1 / 3.2.1</text:p>
          </table:table-cell>
          <table:table-cell table:style-name="Tableau1.C10" office:value-type="string">
            <text:p text:style-name="P25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5">3.11.4 / 3.12.1 / 3.12.1</text:p>
          </table:table-cell>
          <table:table-cell table:style-name="Tableau1.C11" office:value-type="string">
            <text:p text:style-name="P25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6">1.10.0 / 1.10.0 / -</text:p>
          </table:table-cell>
          <table:table-cell table:style-name="Tableau1.C12" office:value-type="string">
            <text:p text:style-name="P26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6">0.3.2 / 1.2.2 / 1.2.2</text:p>
          </table:table-cell>
          <table:table-cell table:style-name="Tableau1.C13" office:value-type="string">
            <text:p text:style-name="P26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6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6">1.4 / 1.4 / 1.4</text:p>
          </table:table-cell>
          <table:table-cell table:style-name="Tableau1.C14" office:value-type="string">
            <text:p text:style-name="P26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6"><text:span text:style-name="T36">4.0</text:span> / 4.0 / 6.0.3</text:p>
          </table:table-cell>
          <table:table-cell table:style-name="Tableau1.C15" office:value-type="string">
            <text:p text:style-name="P26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134">OK. <text:span text:style-name="T36">Latest version is ugly.</text:span>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7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7">5.6.2 / 5.6.2 / 5.6.2</text:p>
          </table:table-cell>
          <table:table-cell table:style-name="Tableau1.C17" office:value-type="string">
            <text:p text:style-name="P27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3"><text:span text:style-name="T30">0.5</text:span> / 0.5 / 0.5</text:p>
          </table:table-cell>
          <table:table-cell table:style-name="Tableau1.C18" office:value-type="string">
            <text:p text:style-name="P23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135">OK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7">1.0 (none)</text:p>
          </table:table-cell>
          <table:table-cell table:style-name="Tableau1.C19" office:value-type="string">
            <text:p text:style-name="P27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8">3.12.2 / 3.12.2 / -</text:p>
          </table:table-cell>
          <table:table-cell table:style-name="Tableau1.C20" office:value-type="string">
            <text:p text:style-name="P28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29">1.28 / 1.28 / 1.28</text:p>
          </table:table-cell>
          <table:table-cell table:style-name="Tableau1.C22" office:value-type="string">
            <text:p text:style-name="P29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29">2.7 / 2.7 / 2.7</text:p>
          </table:table-cell>
          <table:table-cell table:style-name="Tableau1.C23" office:value-type="string">
            <text:p text:style-name="P29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0">2.1.5 / 2.6.3 / 2.7.1</text:p>
          </table:table-cell>
          <table:table-cell table:style-name="Tableau1.C24" office:value-type="string">
            <text:p text:style-name="P30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0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1">2.0.9 / 2.0.10 / 2.0.10</text:p>
          </table:table-cell>
          <table:table-cell table:style-name="Tableau1.C25" office:value-type="string">
            <text:p text:style-name="P31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1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2">11.2.202.<text:span text:style-name="T26">491</text:span> / 11.2.202.<text:span text:style-name="T26">491</text:span> / -</text:p>
          </table:table-cell>
          <table:table-cell table:style-name="Tableau1.C26" office:value-type="string">
            <text:p text:style-name="P32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2"><text:span text:style-name="T26">OK</text:span>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2">1.4 / 1.4 / 1.4</text:p>
          </table:table-cell>
          <table:table-cell table:style-name="Tableau1.C27" office:value-type="string">
            <text:p text:style-name="P32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2">2.1.3 / 2.1.3 / 2.1.3</text:p>
          </table:table-cell>
          <table:table-cell table:style-name="Tableau1.C28" office:value-type="string">
            <text:p text:style-name="P32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2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3">2.20.11 / 2.20.11 / -</text:p>
          </table:table-cell>
          <table:table-cell table:style-name="Tableau1.C30" office:value-type="string">
            <text:p text:style-name="P33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3">2.36.2 / 2.36.2 / -</text:p>
          </table:table-cell>
          <table:table-cell table:style-name="Tableau1.C31" office:value-type="string">
            <text:p text:style-name="P33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3">1.0.8 / 1.0.8 / 1.0.8</text:p>
          </table:table-cell>
          <table:table-cell table:style-name="Tableau1.C32" office:value-type="string">
            <text:p text:style-name="P33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3">1.0.8 / 1.0.8 / 1.0.8</text:p>
          </table:table-cell>
          <table:table-cell table:style-name="Tableau1.C33" office:value-type="string">
            <text:p text:style-name="P33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4">0.8.4 / - / 3.16.1</text:p>
          </table:table-cell>
          <table:table-cell table:style-name="Tableau1.C34" office:value-type="string">
            <text:p text:style-name="P34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4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4">0.15 / 0.15 / -</text:p>
          </table:table-cell>
          <table:table-cell table:style-name="Tableau1.C35" office:value-type="string">
            <text:p text:style-name="P34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4">20100409 / 20141010 / -</text:p>
          </table:table-cell>
          <table:table-cell table:style-name="Tableau1.C36" office:value-type="string">
            <text:p text:style-name="P34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4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5">1.16 / 1.16 / 1.16</text:p>
          </table:table-cell>
          <table:table-cell table:style-name="Tableau1.C37" office:value-type="string">
            <text:p text:style-name="P35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6">0.10.13 / 0.10.13 / -</text:p>
          </table:table-cell>
          <table:table-cell table:style-name="Tableau1.C38" office:value-type="string">
            <text:p text:style-name="P36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6">0.10.23 / 0.10.23 / -</text:p>
          </table:table-cell>
          <table:table-cell table:style-name="Tableau1.C39" office:value-type="string">
            <text:p text:style-name="P36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6">0.10.19 / 0.10.19 / -</text:p>
          </table:table-cell>
          <table:table-cell table:style-name="Tableau1.C40" office:value-type="string">
            <text:p text:style-name="P36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6">1.4.1 / 1.4.5 / -</text:p>
          </table:table-cell>
          <table:table-cell table:style-name="Tableau1.C41" office:value-type="string">
            <text:p text:style-name="P36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6">1.4.1 / 1.4.5 / -</text:p>
          </table:table-cell>
          <table:table-cell table:style-name="Tableau1.C42" office:value-type="string">
            <text:p text:style-name="P36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6">1.4.1 / 1.4.5 / -</text:p>
          </table:table-cell>
          <table:table-cell table:style-name="Tableau1.C43" office:value-type="string">
            <text:p text:style-name="P36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6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7">1.4.1 / 1.4.5 / -</text:p>
          </table:table-cell>
          <table:table-cell table:style-name="Tableau1.C44" office:value-type="string">
            <text:p text:style-name="P37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8">1.4.1 / 1.4.5 / -</text:p>
          </table:table-cell>
          <table:table-cell table:style-name="Tableau1.C45" office:value-type="string">
            <text:p text:style-name="P38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39">3.2.9.1 / 3.2.8 / 3.4.0</text:p>
          </table:table-cell>
          <table:table-cell table:style-name="Tableau1.C46" office:value-type="string">
            <text:p text:style-name="P39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39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0">2.20.2 / 2.20.2 / 2.20.2</text:p>
          </table:table-cell>
          <table:table-cell table:style-name="Tableau1.C47" office:value-type="string">
            <text:p text:style-name="P40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0">0.2.0 / 0.2.0 / 0.2.0</text:p>
          </table:table-cell>
          <table:table-cell table:style-name="Tableau1.C49" office:value-type="string">
            <text:p text:style-name="P40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0">2.24.4 / 2.24.4 / 2.24.4</text:p>
          </table:table-cell>
          <table:table-cell table:style-name="Tableau1.C50" office:value-type="string">
            <text:p text:style-name="P40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0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0">3.8.1 / 3.8.1 / 3.8.1</text:p>
          </table:table-cell>
          <table:table-cell table:style-name="Tableau1.C51" office:value-type="string">
            <text:p text:style-name="P40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0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1">3.8.3 / 3.8.3 / 3.8.3</text:p>
          </table:table-cell>
          <table:table-cell table:style-name="Tableau1.C53" office:value-type="string">
            <text:p text:style-name="P41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1">1.4.<text:span text:style-name="T31">7</text:span> / 1.4.7 / 1.4.7</text:p>
          </table:table-cell>
          <table:table-cell table:style-name="Tableau1.C54" office:value-type="string">
            <text:p text:style-name="P41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143">OK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1">0.48.5 / 0.91 / 0.91</text:p>
          </table:table-cell>
          <table:table-cell table:style-name="Tableau1.C55" office:value-type="string">
            <text:p text:style-name="P41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1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2">8u<text:span text:style-name="T28">51</text:span> / 8u<text:span text:style-name="T28">51</text:span> / 8u<text:span text:style-name="T28">51</text:span></text:p>
          </table:table-cell>
          <table:table-cell table:style-name="Tableau1.C56" office:value-type="string">
            <text:p text:style-name="P42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3">3.99.5 / 3.99.5 / 3.99.5</text:p>
          </table:table-cell>
          <table:table-cell table:style-name="Tableau1.C57" office:value-type="string">
            <text:p text:style-name="P43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4">0.8.18.1 / 0.8.18.1 / 0.8.17 (?)</text:p>
          </table:table-cell>
          <table:table-cell table:style-name="Tableau1.C58" office:value-type="string">
            <text:p text:style-name="P44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4">1.<text:span text:style-name="T31">4.0</text:span> / 1.4.0 / 1.4.0</text:p>
          </table:table-cell>
          <table:table-cell table:style-name="Tableau1.C59" office:value-type="string">
            <text:p text:style-name="P44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144">OK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5">0.99.12p2 / 0.99.12p2 / 0.99.12p2</text:p>
          </table:table-cell>
          <table:table-cell table:style-name="Tableau1.C60" office:value-type="string">
            <text:p text:style-name="P45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5">r475 / r475 / r475</text:p>
          </table:table-cell>
          <table:table-cell table:style-name="Tableau1.C61" office:value-type="string">
            <text:p text:style-name="P45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5">1.0.0 / 1.0.0 / 1.0.0</text:p>
          </table:table-cell>
          <table:table-cell table:style-name="Tableau1.C62" office:value-type="string">
            <text:p text:style-name="P45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6">1.2.13 / 1.2.13 / 1.2.13</text:p>
          </table:table-cell>
          <table:table-cell table:style-name="Tableau1.C63" office:value-type="string">
            <text:p text:style-name="P46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6">4.2.0 / 4.2.0 / 5.0.0</text:p>
          </table:table-cell>
          <table:table-cell table:style-name="Tableau1.C64" office:value-type="string">
            <text:p text:style-name="P46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6">0.3.5 / 0.3.5 / 0.4.0</text:p>
          </table:table-cell>
          <table:table-cell table:style-name="Tableau1.C65" office:value-type="string">
            <text:p text:style-name="P46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6">2.30.3 / 2.30.3 / 2.30.3</text:p>
          </table:table-cell>
          <table:table-cell table:style-name="Tableau1.C66" office:value-type="string">
            <text:p text:style-name="P46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6">0.2.3 / 0.2.3 / 0.2.3</text:p>
          </table:table-cell>
          <table:table-cell table:style-name="Tableau1.C67" office:value-type="string">
            <text:p text:style-name="P46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7">2.18.8 / 2.18.8 / 2.18.8</text:p>
          </table:table-cell>
          <table:table-cell table:style-name="Tableau1.C68" office:value-type="string">
            <text:p text:style-name="P47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7">2.18.6 / 2.18.6 / 2.18.6</text:p>
          </table:table-cell>
          <table:table-cell table:style-name="Tableau1.C69" office:value-type="string">
            <text:p text:style-name="P47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4">1.<text:span text:style-name="T31">4.0</text:span> / 1.4.0 / 1.4.0</text:p>
          </table:table-cell>
          <table:table-cell table:style-name="Tableau1.C70" office:value-type="string">
            <text:p text:style-name="P44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4"><text:span text:style-name="T31">OK</text:span>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8">2.0.0 / 2.0.0 / 2.0.0</text:p>
          </table:table-cell>
          <table:table-cell table:style-name="Tableau1.C71" office:value-type="string">
            <text:p text:style-name="P48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8">0.5.1 / 0.5.1 / 0.5.1</text:p>
          </table:table-cell>
          <table:table-cell table:style-name="Tableau1.C72" office:value-type="string">
            <text:p text:style-name="P48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8">0.0.9 / 0.0.9 / 0.0.9</text:p>
          </table:table-cell>
          <table:table-cell table:style-name="Tableau1.C73" office:value-type="string">
            <text:p text:style-name="P49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49">1.2.4 / 1.2.4 / 1.2.4</text:p>
          </table:table-cell>
          <table:table-cell table:style-name="Tableau1.C74" office:value-type="string">
            <text:p text:style-name="P49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5" office:value-type="string">
            <text:p text:style-name="P50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6" office:value-type="string">
            <text:p text:style-name="P50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0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0">4.4.<text:span text:style-name="T27">4</text:span> / 4.4.<text:span text:style-name="T27">4</text:span> / 4.4.<text:span text:style-name="T27">4</text:span></text:p>
          </table:table-cell>
          <table:table-cell table:style-name="Tableau1.C77" office:value-type="string">
            <text:p text:style-name="P50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0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1">2.2.11 / 2.2.11 / 2.2.11</text:p>
          </table:table-cell>
          <table:table-cell table:style-name="Tableau1.C78" office:value-type="string">
            <text:p text:style-name="P51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1">1.1.6 / 1.1.6 / 1.1.6</text:p>
          </table:table-cell>
          <table:table-cell table:style-name="Tableau1.C79" office:value-type="string">
            <text:p text:style-name="P52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2">1.6.17 / 1.6.17 / <text:span text:style-name="T19">1.6.19</text:span></text:p>
          </table:table-cell>
          <table:table-cell table:style-name="Tableau1.C80" office:value-type="string">
            <text:p text:style-name="P53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3"><text:span text:style-name="T31">OK</text:span>. <text:span text:style-name="T31">Later version doesn't build.</text:span>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4">5.1.5 / 5.1.5 / 5.1.5</text:p>
          </table:table-cell>
          <table:table-cell table:style-name="Tableau1.C83" office:value-type="string">
            <text:p text:style-name="P54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4"><text:span text:style-name="T31">OK. </text:span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5">0.2 / 0.2 / 0.2</text:p>
          </table:table-cell>
          <table:table-cell table:style-name="Tableau1.C84" office:value-type="string">
            <text:p text:style-name="P55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5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6">3.4.<text:span text:style-name="T32">4</text:span> / 3.4.4 / 3.4.4</text:p>
          </table:table-cell>
          <table:table-cell table:style-name="Tableau1.C85" office:value-type="string">
            <text:p text:style-name="P56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7"><text:span text:style-name="T32">OK</text:span>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6">1.0 (none)</text:p>
          </table:table-cell>
          <table:table-cell table:style-name="Tableau1.C86" office:value-type="string">
            <text:p text:style-name="P56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7">0.9.0 / 0.9.6 / 0.9.6</text:p>
          </table:table-cell>
          <table:table-cell table:style-name="Tableau1.C87" office:value-type="string">
            <text:p text:style-name="P57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7">Upgrade. <text:span text:style-name="T33">(ffmpeg first)</text:span>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8">0.9.<text:span text:style-name="T33">7</text:span> / 0.9.7 / 0.9.7</text:p>
          </table:table-cell>
          <table:table-cell table:style-name="Tableau1.C88" office:value-type="string">
            <text:p text:style-name="P58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8"><text:span text:style-name="T33">OK</text:span>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8">31.<text:span text:style-name="T27">8</text:span>.0 / - / 31.<text:span text:style-name="T27">8</text:span>.0</text:p>
          </table:table-cell>
          <table:table-cell table:style-name="Tableau1.C89" office:value-type="string">
            <text:p text:style-name="P58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8">3<text:span text:style-name="T27">8</text:span>.<text:span text:style-name="T27">1</text:span>.0 / - / 3<text:span text:style-name="T27">8</text:span>.<text:span text:style-name="T27">1</text:span>.0</text:p>
          </table:table-cell>
          <table:table-cell table:style-name="Tableau1.C90" office:value-type="string">
            <text:p text:style-name="P58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8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59">20110131 / 20110131 / -</text:p>
          </table:table-cell>
          <table:table-cell table:style-name="Tableau1.C91" office:value-type="string">
            <text:p text:style-name="P59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59">20061022 / 20061022 / -</text:p>
          </table:table-cell>
          <table:table-cell table:style-name="Tableau1.C92" office:value-type="string">
            <text:p text:style-name="P59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0">1.1.1 / 1.1_20130819 / 1.1.1</text:p>
          </table:table-cell>
          <table:table-cell table:style-name="Tableau1.C93" office:value-type="string">
            <text:p text:style-name="P60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0">2.2.<text:span text:style-name="T34">4</text:span> / 2.2.4 / 2.2.4</text:p>
          </table:table-cell>
          <table:table-cell table:style-name="Tableau1.C94" office:value-type="string">
            <text:p text:style-name="P60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0"><text:span text:style-name="T34">OK</text:span>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0">1.2 / 1.2 / - </text:p>
          </table:table-cell>
          <table:table-cell table:style-name="Tableau1.C95" office:value-type="string">
            <text:p text:style-name="P60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1">1.9.1 / 1.9.1 / -</text:p>
          </table:table-cell>
          <table:table-cell table:style-name="Tableau1.C96" office:value-type="string">
            <text:p text:style-name="P61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1">1.4.3 / 1.4.3 / 1.4.3</text:p>
          </table:table-cell>
          <table:table-cell table:style-name="Tableau1.C97" office:value-type="string">
            <text:p text:style-name="P61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<text:span text:style-name="T35">12.1</text:span>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<text:span text:style-name="T35">OK</text:span>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2">0.4.2<text:span text:style-name="T37">4</text:span> / 0.4.23 / 0.4.24</text:p>
          </table:table-cell>
          <table:table-cell table:style-name="Tableau1.C99" office:value-type="string">
            <text:p text:style-name="P62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2"><text:span text:style-name="T37">OK</text:span>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2">9.20.1 / 9.20.1 / 9.38.1</text:p>
          </table:table-cell>
          <table:table-cell table:style-name="Tableau1.C100" office:value-type="string">
            <text:p text:style-name="P62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145">OK.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2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2">0.40<text:span text:style-name="T37">4</text:span> / 0.404 / 0.404</text:p>
          </table:table-cell>
          <table:table-cell table:style-name="Tableau1.C102" office:value-type="string">
            <text:p text:style-name="P62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145">OK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2">1.15 / 1.15 / 1.15</text:p>
          </table:table-cell>
          <table:table-cell table:style-name="Tableau1.C103" office:value-type="string">
            <text:p text:style-name="P62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3">1.30<text:span text:style-name="T37">7</text:span> / 1.307 / 1.307</text:p>
          </table:table-cell>
          <table:table-cell table:style-name="Tableau1.C104" office:value-type="string">
            <text:p text:style-name="P63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3"><text:span text:style-name="T37">OK</text:span>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4">0.14.1 / 0.14.1 / 0.14.1</text:p>
          </table:table-cell>
          <table:table-cell table:style-name="Tableau1.C105" office:value-type="string">
            <text:p text:style-name="P64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4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5">0.25 / 0.25 / 0.25</text:p>
          </table:table-cell>
          <table:table-cell table:style-name="Tableau1.C106" office:value-type="string">
            <text:p text:style-name="P6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5">3.7beta2 / 3.7beta2 / 3.7beta2</text:p>
          </table:table-cell>
          <table:table-cell table:style-name="Tableau1.C107" office:value-type="string">
            <text:p text:style-name="P6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5">0.37.0 / - / 0.37.0</text:p>
          </table:table-cell>
          <table:table-cell table:style-name="Tableau1.C108" office:value-type="string">
            <text:p text:style-name="P65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5">2.3.<text:span text:style-name="T37">5</text:span> / 2.3.4 / 2.3.5</text:p>
          </table:table-cell>
          <table:table-cell table:style-name="Tableau1.C109" office:value-type="string">
            <text:p text:style-name="P65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5"><text:span text:style-name="T37">OK</text:span>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5">1.4.4 / 1.4.4 / 1.4.5</text:p>
          </table:table-cell>
          <table:table-cell table:style-name="Tableau1.C110" office:value-type="string">
            <text:p text:style-name="P65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5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6">1.3.2 / - / 1.4.1</text:p>
          </table:table-cell>
          <table:table-cell table:style-name="Tableau1.C111" office:value-type="string">
            <text:p text:style-name="P6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96">Upgrade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6">0.3.1 / 0.3.1 / 0.3.1</text:p>
          </table:table-cell>
          <table:table-cell table:style-name="Tableau1.C112" office:value-type="string">
            <text:p text:style-name="P66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7">1.0.93 / 1.0.93 / -</text:p>
          </table:table-cell>
          <table:table-cell table:style-name="Tableau1.C115" office:value-type="string">
            <text:p text:style-name="P67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7">3.4.5 / 3.4.5 / 3.4.5</text:p>
          </table:table-cell>
          <table:table-cell table:style-name="Tableau1.C116" office:value-type="string">
            <text:p text:style-name="P67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7">2.84 / 2.84 / 2.84</text:p>
          </table:table-cell>
          <table:table-cell table:style-name="Tableau1.C117" office:value-type="string">
            <text:p text:style-name="P67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7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6">0.1.31 / <text:span text:style-name="T9">0.1.25</text:span> / 0.1.31</text:p>
          </table:table-cell>
          <table:table-cell table:style-name="Tableau1.C118" office:value-type="string">
            <text:p text:style-name="P16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8">5.0.13 / 5.2.6 / -</text:p>
          </table:table-cell>
          <table:table-cell table:style-name="Tableau1.C119" office:value-type="string">
            <text:p text:style-name="P68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8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8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8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8">3.0 / 3.0 / -</text:p>
          </table:table-cell>
          <table:table-cell table:style-name="Tableau1.C122" office:value-type="string">
            <text:p text:style-name="P68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69">2.8.12.1 / 2.8.12.1 / -</text:p>
          </table:table-cell>
          <table:table-cell table:style-name="Tableau1.C123" office:value-type="string">
            <text:p text:style-name="P69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69"><text:span text:style-name="T38">20150223</text:span> / 20150223 / -</text:p>
          </table:table-cell>
          <table:table-cell table:style-name="Tableau1.C124" office:value-type="string">
            <text:p text:style-name="P69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69"><text:span text:style-name="T38">OK</text:span>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69">0.5.4 / 0.5.4 / 0.5.4</text:p>
          </table:table-cell>
          <table:table-cell table:style-name="Tableau1.C125" office:value-type="string">
            <text:p text:style-name="P69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46">OK.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6">4.12.0 / <text:span text:style-name="T8">4.10.1 </text:span>/ 4.12.0</text:p>
          </table:table-cell>
          <table:table-cell table:style-name="Tableau1.C130" office:value-type="string">
            <text:p text:style-name="P16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5">1.4.4 / <text:span text:style-name="T8">1.2.0</text:span> / 1.5.2</text:p>
          </table:table-cell>
          <table:table-cell table:style-name="Tableau1.C131" office:value-type="string">
            <text:p text:style-name="P15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5"><text:span text:style-name="T39">OK</text:span>. <text:span text:style-name="T39">1.5.2 requires recent GTK3.</text:span>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5">4.12.1 / <text:span text:style-name="T9">4.10.1 </text:span>/ 4.12.1</text:p>
          </table:table-cell>
          <table:table-cell table:style-name="Tableau1.C133" office:value-type="string">
            <text:p text:style-name="P15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4">4.12.0 / <text:span text:style-name="T9">4.10.1</text:span> / 4.12.0</text:p>
          </table:table-cell>
          <table:table-cell table:style-name="Tableau1.C134" office:value-type="string">
            <text:p text:style-name="P14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8">0.8.5 / 0.8.3 / 0.8.5</text:p>
          </table:table-cell>
          <table:table-cell table:style-name="Tableau1.C138" office:value-type="string">
            <text:p text:style-name="P19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19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7">1.5.0 / 1.5.0 / 1.5.0</text:p>
          </table:table-cell>
          <table:table-cell table:style-name="Tableau1.C139" office:value-type="string">
            <text:p text:style-name="P17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19">0.<text:span text:style-name="T39">7.1</text:span> / 0.5.6 / 0.7.1</text:p>
          </table:table-cell>
          <table:table-cell table:style-name="Tableau1.C140" office:value-type="string">
            <text:p text:style-name="P19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19"><text:span text:style-name="T39">OK</text:span>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4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4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69">1.3.3 / 1.3.3 / -</text:p>
          </table:table-cell>
          <table:table-cell table:style-name="Tableau1.C144" office:value-type="string">
            <text:p text:style-name="P69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69">OK.</text:p>
          </table:table-cell>
        </table:table-row>
      </table:table>
      <text:h text:style-name="P147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42">Package</text:p>
            </table:table-cell>
            <table:table-cell table:style-name="Tableau2.B1" office:value-type="string">
              <text:p text:style-name="P140">Version<text:note text:id="ftn2" text:note-class="footnote"><text:note-citation>2</text:note-citation><text:note-body><text:p text:style-name="P136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138">Source</text:p>
            </table:table-cell>
            <table:table-cell table:style-name="Tableau2.D1" office:value-type="string">
              <text:p text:style-name="P138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0">aisleriot</text:p>
          </table:table-cell>
          <table:table-cell table:style-name="Tableau2.B24" office:value-type="string">
            <text:p text:style-name="P127">3.6.2 / - / 3.16.2</text:p>
          </table:table-cell>
          <table:table-cell table:style-name="Tableau2.C24" office:value-type="string">
            <text:p text:style-name="P127"><text:a xlink:type="simple" xlink:href="https://download.gnome.org/sources/aisleriot/" text:style-name="Internet_20_link" text:visited-style-name="Visited_20_Internet_20_Link">https://download.gnome.org/sources/aislerio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aMule</text:p>
          </table:table-cell>
          <table:table-cell table:style-name="Tableau2.B24" office:value-type="string">
            <text:p text:style-name="P127">2.3.1 / 2.3.1 / 2.3.1</text:p>
          </table:table-cell>
          <table:table-cell table:style-name="Tableau2.C24" office:value-type="string">
            <text:p text:style-name="P127"><text:a xlink:type="simple" xlink:href="http://slackbuilds.org/repository/14.1/network/aMule/" text:style-name="Internet_20_link" text:visited-style-name="Visited_20_Internet_20_Link">http://slackbuilds.org/repository/14.1/network/aMule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cdlabelgen</text:p>
          </table:table-cell>
          <table:table-cell table:style-name="Tableau2.B24" office:value-type="string">
            <text:p text:style-name="P127">4.3.0 / - / 4.3.0</text:p>
          </table:table-cell>
          <table:table-cell table:style-name="Tableau2.C24" office:value-type="string">
            <text:p text:style-name="P127"><text:a xlink:type="simple" xlink:href="http://www.aczoom.com/tools/cdinsert/" text:style-name="Internet_20_link" text:visited-style-name="Visited_20_Internet_20_Link">http://www.aczoom.com/tools/cdinsert/</text:a> </text:p>
          </table:table-cell>
          <table:table-cell table:style-name="Tableau2.D24" office:value-type="string">
            <text:p text:style-name="P127">OK.</text:p>
          </table:table-cell>
        </table:table-row>
        <table:table-row>
          <table:table-cell table:style-name="Tableau2.A24" office:value-type="string">
            <text:p text:style-name="P70">dropbox</text:p>
          </table:table-cell>
          <table:table-cell table:style-name="Tableau2.B24" office:value-type="string">
            <text:p text:style-name="P127">2.10.41 / 3.6.7 / -</text:p>
          </table:table-cell>
          <table:table-cell table:style-name="Tableau2.C24" office:value-type="string">
            <text:p text:style-name="P128"><text:a xlink:type="simple" xlink:href="http://slackbuilds.org/repository/14.1/network/dropbox/" text:style-name="Internet_20_link" text:visited-style-name="Visited_20_Internet_20_Link">http://slackbuilds.org/repository/14.1/network/dropbox/</text:a> </text:p>
          </table:table-cell>
          <table:table-cell table:style-name="Tableau2.D24" office:value-type="string">
            <text:p text:style-name="P129">Upgrade.</text:p>
          </table:table-cell>
        </table:table-row>
        <table:table-row>
          <table:table-cell table:style-name="Tableau2.A24" office:value-type="string">
            <text:p text:style-name="P70">easytag</text:p>
          </table:table-cell>
          <table:table-cell table:style-name="Tableau2.B24" office:value-type="string">
            <text:p text:style-name="P128">2.1.10 / 2.1.10 / 2.1.10</text:p>
          </table:table-cell>
          <table:table-cell table:style-name="Tableau2.C24" office:value-type="string">
            <text:p text:style-name="P128"><text:a xlink:type="simple" xlink:href="http://slackbuilds.org/repository/14.1/audio/easytag/" text:style-name="Internet_20_link" text:visited-style-name="Visited_20_Internet_20_Link">http://slackbuilds.org/repository/14.1/audio/easytag/</text:a> </text:p>
          </table:table-cell>
          <table:table-cell table:style-name="Tableau2.D24" office:value-type="string">
            <text:p text:style-name="P128">OK.</text:p>
          </table:table-cell>
        </table:table-row>
        <table:table-row>
          <table:table-cell table:style-name="Tableau2.A24" office:value-type="string">
            <text:p text:style-name="P70">filezilla</text:p>
          </table:table-cell>
          <table:table-cell table:style-name="Tableau2.B24" office:value-type="string">
            <text:p text:style-name="P128">3.8.1 / 3.11.0.2 / 3.11.0.2</text:p>
          </table:table-cell>
          <table:table-cell table:style-name="Tableau2.C24" office:value-type="string">
            <text:p text:style-name="P128"><text:a xlink:type="simple" xlink:href="http://slackbuilds.org/repository/14.1/network/filezilla/" text:style-name="Internet_20_link" text:visited-style-name="Visited_20_Internet_20_Link">http://slackbuilds.org/repository/14.1/network/filezilla/</text:a> </text:p>
          </table:table-cell>
          <table:table-cell table:style-name="Tableau2.D24" office:value-type="string">
            <text:p text:style-name="P128">3.11.x requires wxGTK3.</text:p>
          </table:table-cell>
        </table:table-row>
        <text:soft-page-break/>
        <table:table-row>
          <table:table-cell table:style-name="Tableau2.A24" office:value-type="string">
            <text:p text:style-name="P70">fpc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/" text:style-name="Internet_20_link" text:visited-style-name="Visited_20_Internet_20_Link">http://slackbuilds.org/repository/14.1/development/fpc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pc-source</text:p>
          </table:table-cell>
          <table:table-cell table:style-name="Tableau2.B24" office:value-type="string">
            <text:p text:style-name="P129">2.6.4 / 2.6.4 / 2.6.4</text:p>
          </table:table-cell>
          <table:table-cell table:style-name="Tableau2.C24" office:value-type="string">
            <text:p text:style-name="P129"><text:a xlink:type="simple" xlink:href="http://slackbuilds.org/repository/14.1/development/fpc-source/" text:style-name="Internet_20_link" text:visited-style-name="Visited_20_Internet_20_Link">http://slackbuilds.org/repository/14.1/development/fpc-source/</text:a> </text:p>
          </table:table-cell>
          <table:table-cell table:style-name="Tableau2.D24" office:value-type="string">
            <text:p text:style-name="P129">OK.</text:p>
          </table:table-cell>
        </table:table-row>
        <table:table-row>
          <table:table-cell table:style-name="Tableau2.A24" office:value-type="string">
            <text:p text:style-name="P70">freerdp</text:p>
          </table:table-cell>
          <table:table-cell table:style-name="Tableau2.B24" office:value-type="string">
            <text:p text:style-name="P130">20131115 / 1.2.0b1 / -</text:p>
          </table:table-cell>
          <table:table-cell table:style-name="Tableau2.C24" office:value-type="string">
            <text:p text:style-name="P130"><text:a xlink:type="simple" xlink:href="http://slackbuilds.org/repository/14.1/network/freerdp/" text:style-name="Internet_20_link" text:visited-style-name="Visited_20_Internet_20_Link">http://slackbuilds.org/repository/14.1/network/freerdp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compris</text:p>
          </table:table-cell>
          <table:table-cell table:style-name="Tableau2.B24" office:value-type="string">
            <text:p text:style-name="P130">15.02 / 15.02 / 15.02 </text:p>
          </table:table-cell>
          <table:table-cell table:style-name="Tableau2.C24" office:value-type="string">
            <text:p text:style-name="P130"><text:a xlink:type="simple" xlink:href="http://slackbuilds.org/repository/14.1/academic/gcompris/" text:style-name="Internet_20_link" text:visited-style-name="Visited_20_Internet_20_Link">http://slackbuilds.org/repository/14.1/academic/gcompris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gtkcdlabel</text:p>
          </table:table-cell>
          <table:table-cell table:style-name="Tableau2.B24" office:value-type="string">
            <text:p text:style-name="P130">1.15 / - / 1.15</text:p>
          </table:table-cell>
          <table:table-cell table:style-name="Tableau2.C24" office:value-type="string">
            <text:p text:style-name="P130"><text:a xlink:type="simple" xlink:href="http://sourceforge.net/projects/gtkcdlabel/files/gtkcdlabel/" text:style-name="Internet_20_link" text:visited-style-name="Visited_20_Internet_20_Link">http://sourceforge.net/projects/gtkcdlabel/files/gtkcdlabel/</text:a> </text:p>
          </table:table-cell>
          <table:table-cell table:style-name="Tableau2.D24" office:value-type="string">
            <text:p text:style-name="P130">OK.</text:p>
          </table:table-cell>
        </table:table-row>
        <table:table-row>
          <table:table-cell table:style-name="Tableau2.A24" office:value-type="string">
            <text:p text:style-name="P70">lazarus</text:p>
          </table:table-cell>
          <table:table-cell table:style-name="Tableau2.B24" office:value-type="string">
            <text:p text:style-name="P131">1.2.6 / 1.4.0 / 1.4.0</text:p>
          </table:table-cell>
          <table:table-cell table:style-name="Tableau2.C24" office:value-type="string">
            <text:p text:style-name="P131"><text:a xlink:type="simple" xlink:href="http://slackbuilds.org/repository/14.1/development/lazarus/" text:style-name="Internet_20_link" text:visited-style-name="Visited_20_Internet_20_Link">http://slackbuilds.org/repository/14.1/development/lazarus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breakout2</text:p>
          </table:table-cell>
          <table:table-cell table:style-name="Tableau2.B24" office:value-type="string">
            <text:p text:style-name="P131">2.6.3 / 2.6.3 / 2.6.3</text:p>
          </table:table-cell>
          <table:table-cell table:style-name="Tableau2.C24" office:value-type="string">
            <text:p text:style-name="P131"><text:a xlink:type="simple" xlink:href="http://slackbuilds.org/repository/14.1/games/lbreakout2/" text:style-name="Internet_20_link" text:visited-style-name="Visited_20_Internet_20_Link">http://slackbuilds.org/repository/14.1/games/lbreakout2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librecad</text:p>
          </table:table-cell>
          <table:table-cell table:style-name="Tableau2.B24" office:value-type="string">
            <text:p text:style-name="P131">2.0.7 / 2.0.7 / 2.0.7</text:p>
          </table:table-cell>
          <table:table-cell table:style-name="Tableau2.C24" office:value-type="string">
            <text:p text:style-name="P131"><text:a xlink:type="simple" xlink:href="http://slackbuilds.org/repository/14.1/graphics/librecad/" text:style-name="Internet_20_link" text:visited-style-name="Visited_20_Internet_20_Link">http://slackbuilds.org/repository/14.1/graphics/librecad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povray</text:p>
          </table:table-cell>
          <table:table-cell table:style-name="Tableau2.B24" office:value-type="string">
            <text:p text:style-name="P131">3.7.0.0 / 3.7.0.0 / 3.7.0.0</text:p>
          </table:table-cell>
          <table:table-cell table:style-name="Tableau2.C24" office:value-type="string">
            <text:p text:style-name="P131"><text:a xlink:type="simple" xlink:href="http://slackbuilds.org/repository/14.1/graphics/povray/" text:style-name="Internet_20_link" text:visited-style-name="Visited_20_Internet_20_Link">http://slackbuilds.org/repository/14.1/graphics/povray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remmina</text:p>
          </table:table-cell>
          <table:table-cell table:style-name="Tableau2.B24" office:value-type="string">
            <text:p text:style-name="P131">20131008 / 1.2.0rc1 / 1.0.0</text:p>
          </table:table-cell>
          <table:table-cell table:style-name="Tableau2.C24" office:value-type="string">
            <text:p text:style-name="P131"><text:a xlink:type="simple" xlink:href="http://slackbuilds.org/repository/14.1/network/remmina/" text:style-name="Internet_20_link" text:visited-style-name="Visited_20_Internet_20_Link">http://slackbuilds.org/repository/14.1/network/remmina/</text:a> </text:p>
          </table:table-cell>
          <table:table-cell table:style-name="Tableau2.D24" office:value-type="string">
            <text:p text:style-name="P131">OK.</text:p>
          </table:table-cell>
        </table:table-row>
        <table:table-row>
          <table:table-cell table:style-name="Tableau2.A24" office:value-type="string">
            <text:p text:style-name="P70">spotify32</text:p>
          </table:table-cell>
          <table:table-cell table:style-name="Tableau2.B24" office:value-type="string">
            <text:p text:style-name="P131">0.9.4.183 / 0.9.4.183 / -</text:p>
          </table:table-cell>
          <table:table-cell table:style-name="Tableau2.C24" office:value-type="string">
            <text:p text:style-name="P131"><text:a xlink:type="simple" xlink:href="http://slackbuilds.org/repository/14.1/multimedia/spotify32/" text:style-name="Internet_20_link" text:visited-style-name="Visited_20_Internet_20_Link">http://slackbuilds.org/repository/14.1/multimedia/spotify32/</text:a> </text:p>
          </table:table-cell>
          <table:table-cell table:style-name="Tableau2.D24" office:value-type="string">
            <text:p text:style-name="P131">Upgrade ?</text:p>
          </table:table-cell>
        </table:table-row>
        <table:table-row>
          <table:table-cell table:style-name="Tableau2.A24" office:value-type="string">
            <text:p text:style-name="P70">spotify64</text:p>
          </table:table-cell>
          <table:table-cell table:style-name="Tableau2.B24" office:value-type="string">
            <text:p text:style-name="P131">0.9.11.27 / 0.9.17.8 / -</text:p>
          </table:table-cell>
          <table:table-cell table:style-name="Tableau2.C24" office:value-type="string">
            <text:p text:style-name="P131"><text:a xlink:type="simple" xlink:href="http://slackbuilds.org/repository/14.1/multimedia/spotify64/" text:style-name="Internet_20_link" text:visited-style-name="Visited_20_Internet_20_Link">http://slackbuilds.org/repository/14.1/multimedia/spotify64/</text:a> </text:p>
          </table:table-cell>
          <table:table-cell table:style-name="Tableau2.D24" office:value-type="string">
            <text:p text:style-name="P131">Upgrade.</text:p>
          </table:table-cell>
        </table:table-row>
        <table:table-row>
          <table:table-cell table:style-name="Tableau2.A24" office:value-type="string">
            <text:p text:style-name="P70">virtualbox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/" text:style-name="Internet_20_link" text:visited-style-name="Visited_20_Internet_20_Link">http://slackbuilds.org/repository/14.1/system/virtualbox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kernel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1"><text:a xlink:type="simple" xlink:href="http://slackbuilds.org/repository/14.1/system/virtualbox-kernel/" text:style-name="Internet_20_link" text:visited-style-name="Visited_20_Internet_20_Link">http://slackbuilds.org/repository/14.1/system/virtualbox-kernel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virtualbox-extension-pack</text:p>
          </table:table-cell>
          <table:table-cell table:style-name="Tableau2.B24" office:value-type="string">
            <text:p text:style-name="P2">4.<text:span text:style-name="T25">3.28 / 4.3.24 / 4.3.28</text:span></text:p>
          </table:table-cell>
          <table:table-cell table:style-name="Tableau2.C24" office:value-type="string">
            <text:p text:style-name="P132"><text:a xlink:type="simple" xlink:href="http://tinyurl.com/qy9yazx" text:style-name="Internet_20_link" text:visited-style-name="Visited_20_Internet_20_Link">http://tinyurl.com/qy9yazx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e</text:p>
          </table:table-cell>
          <table:table-cell table:style-name="Tableau2.B24" office:value-type="string">
            <text:p text:style-name="P133">1.6.2 / 1.6.2 / 1.6.2</text:p>
          </table:table-cell>
          <table:table-cell table:style-name="Tableau2.C24" office:value-type="string">
            <text:p text:style-name="P133"><text:a xlink:type="simple" xlink:href="http://slackbuilds.org/repository/14.1/system/wine/" text:style-name="Internet_20_link" text:visited-style-name="Visited_20_Internet_20_Link">http://slackbuilds.org/repository/14.1/system/wine/</text:a> 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4" office:value-type="string">
            <text:p text:style-name="P70">winff</text:p>
          </table:table-cell>
          <table:table-cell table:style-name="Tableau2.B24" office:value-type="string">
            <text:p text:style-name="P133">1.5.3 / 1.3.0 / - </text:p>
          </table:table-cell>
          <table:table-cell table:style-name="Tableau2.C24" office:value-type="string">
            <text:p text:style-name="P2">-</text:p>
          </table:table-cell>
          <table:table-cell table:style-name="Tableau2.D24" office:value-type="string">
            <text:p text:style-name="P133">OK.</text:p>
          </table:table-cell>
        </table:table-row>
        <table:table-row>
          <table:table-cell table:style-name="Tableau2.A25" office:value-type="string">
            <text:p text:style-name="P70">xpe</text:p>
          </table:table-cell>
          <table:table-cell table:style-name="Tableau2.B25" office:value-type="string">
            <text:p text:style-name="P133">0.9.5b / 0.9.5b / 0.9.5b</text:p>
          </table:table-cell>
          <table:table-cell table:style-name="Tableau2.C25" office:value-type="string">
            <text:p text:style-name="P133"><text:a xlink:type="simple" xlink:href="http://slackbuilds.org/repository/14.1/graphics/xpe/" text:style-name="Internet_20_link" text:visited-style-name="Visited_20_Internet_20_Link">http://slackbuilds.org/repository/14.1/graphics/xpe/</text:a> </text:p>
          </table:table-cell>
          <table:table-cell table:style-name="Tableau2.D25" office:value-type="string">
            <text:p text:style-name="P133">OK.</text:p>
          </table:table-cell>
        </table:table-row>
      </table:table>
      <text:h text:style-name="P147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142">Package</text:p>
            </table:table-cell>
            <table:table-cell table:style-name="Tableau3.B1" office:value-type="string">
              <text:p text:style-name="P140">Version<text:note text:id="ftn3" text:note-class="footnote"><text:note-citation>3</text:note-citation><text:note-body><text:p text:style-name="P136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138">Source</text:p>
            </table:table-cell>
            <table:table-cell table:style-name="Tableau3.D1" office:value-type="string">
              <text:p text:style-name="P138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0">dovecot</text:p>
          </table:table-cell>
          <table:table-cell table:style-name="Tableau3.B40" office:value-type="string">
            <text:p text:style-name="P104">2.2.18 / 2.1.10 / 2.2.18</text:p>
          </table:table-cell>
          <table:table-cell table:style-name="Tableau3.C40" office:value-type="string">
            <text:p text:style-name="P104"><text:a xlink:type="simple" xlink:href="http://slackbuilds.org/repository/14.0/network/dovecot/" text:style-name="Internet_20_link" text:visited-style-name="Visited_20_Internet_20_Link">http://slackbuilds.org/repository/14.0/network/dovecot/</text:a> </text:p>
          </table:table-cell>
          <table:table-cell table:style-name="Tableau3.D40" office:value-type="string">
            <text:p text:style-name="P104">OK.</text:p>
          </table:table-cell>
        </table:table-row>
        <table:table-row>
          <table:table-cell table:style-name="Tableau3.A40" office:value-type="string">
            <text:p text:style-name="P70">faac</text:p>
          </table:table-cell>
          <table:table-cell table:style-name="Tableau3.B40" office:value-type="string">
            <text:p text:style-name="P105">1.28 / 1.28 / 1.28</text:p>
          </table:table-cell>
          <table:table-cell table:style-name="Tableau3.C40" office:value-type="string">
            <text:p text:style-name="P105"><text:a xlink:type="simple" xlink:href="http://slackbuilds.org/repository/14.0/audio/faac/" text:style-name="Internet_20_link" text:visited-style-name="Visited_20_Internet_20_Link">http://slackbuilds.org/repository/14.0/audio/faac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aad2</text:p>
          </table:table-cell>
          <table:table-cell table:style-name="Tableau3.B40" office:value-type="string">
            <text:p text:style-name="P105">2.7 / 2.7 / 2.7</text:p>
          </table:table-cell>
          <table:table-cell table:style-name="Tableau3.C40" office:value-type="string">
            <text:p text:style-name="P105"><text:a xlink:type="simple" xlink:href="http://slackbuilds.org/repository/14.0/audio/faad2/" text:style-name="Internet_20_link" text:visited-style-name="Visited_20_Internet_20_Link">http://slackbuilds.org/repository/14.0/audio/faad2/</text:a> </text:p>
          </table:table-cell>
          <table:table-cell table:style-name="Tableau3.D40" office:value-type="string">
            <text:p text:style-name="P105">OK.</text:p>
          </table:table-cell>
        </table:table-row>
        <table:table-row>
          <table:table-cell table:style-name="Tableau3.A40" office:value-type="string">
            <text:p text:style-name="P70">ffmpeg</text:p>
          </table:table-cell>
          <table:table-cell table:style-name="Tableau3.B40" office:value-type="string">
            <text:p text:style-name="P106">0.11.1 / 0.11.1 / -</text:p>
          </table:table-cell>
          <table:table-cell table:style-name="Tableau3.C40" office:value-type="string">
            <text:p text:style-name="P106"><text:a xlink:type="simple" xlink:href="http://slackbuilds.org/repository/14.0/multimedia/ffmpeg/" text:style-name="Internet_20_link" text:visited-style-name="Visited_20_Internet_20_Link">http://slackbuilds.org/repository/14.0/multimedia/ffmpeg/</text:a> </text:p>
          </table:table-cell>
          <table:table-cell table:style-name="Tableau3.D40" office:value-type="string">
            <text:p text:style-name="P106">OK.</text:p>
          </table:table-cell>
        </table:table-row>
        <text:soft-page-break/>
        <table:table-row>
          <table:table-cell table:style-name="Tableau3.A40" office:value-type="string">
            <text:p text:style-name="P70">glances</text:p>
          </table:table-cell>
          <table:table-cell table:style-name="Tableau3.B40" office:value-type="string">
            <text:p text:style-name="P107">1.7.6 / - / 2.4.2</text:p>
          </table:table-cell>
          <table:table-cell table:style-name="Tableau3.C40" office:value-type="string">
            <text:p text:style-name="P107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3.D40" office:value-type="string">
            <text:p text:style-name="P107">Upgrade ?</text:p>
          </table:table-cell>
        </table:table-row>
        <table:table-row>
          <table:table-cell table:style-name="Tableau3.A40" office:value-type="string">
            <text:p text:style-name="P70">hoorex</text:p>
          </table:table-cell>
          <table:table-cell table:style-name="Tableau3.B40" office:value-type="string">
            <text:p text:style-name="P2">-</text:p>
          </table:table-cell>
          <table:table-cell table:style-name="Tableau3.C40" office:value-type="string">
            <text:p text:style-name="P2">-</text:p>
          </table:table-cell>
          <table:table-cell table:style-name="Tableau3.D40" office:value-type="string">
            <text:p text:style-name="P108">Remove.</text:p>
          </table:table-cell>
        </table:table-row>
        <table:table-row>
          <table:table-cell table:style-name="Tableau3.A40" office:value-type="string">
            <text:p text:style-name="P70">lame</text:p>
          </table:table-cell>
          <table:table-cell table:style-name="Tableau3.B40" office:value-type="string">
            <text:p text:style-name="P109">3.99.5 / 3.99.5 / 3.99.5</text:p>
          </table:table-cell>
          <table:table-cell table:style-name="Tableau3.C40" office:value-type="string">
            <text:p text:style-name="P109"><text:a xlink:type="simple" xlink:href="http://slackbuilds.org/repository/14.0/libraries/lame/" text:style-name="Internet_20_link" text:visited-style-name="Visited_20_Internet_20_Link">http://slackbuilds.org/repository/14.0/libraries/lame/</text:a> </text:p>
          </table:table-cell>
          <table:table-cell table:style-name="Tableau3.D40" office:value-type="string">
            <text:p text:style-name="P109">OK.</text:p>
          </table:table-cell>
        </table:table-row>
        <table:table-row>
          <table:table-cell table:style-name="Tableau3.A40" office:value-type="string">
            <text:p text:style-name="P70">libcuefile</text:p>
          </table:table-cell>
          <table:table-cell table:style-name="Tableau3.B40" office:value-type="string">
            <text:p text:style-name="P110">r475 / r453 / r475</text:p>
          </table:table-cell>
          <table:table-cell table:style-name="Tableau3.C40" office:value-type="string">
            <text:p text:style-name="P110"><text:a xlink:type="simple" xlink:href="http://slackbuilds.org/repository/14.0/libraries/libcuefile/" text:style-name="Internet_20_link" text:visited-style-name="Visited_20_Internet_20_Link">http://slackbuilds.org/repository/14.0/libraries/libcuefile/</text:a> </text:p>
          </table:table-cell>
          <table:table-cell table:style-name="Tableau3.D40" office:value-type="string">
            <text:p text:style-name="P110">OK.</text:p>
          </table:table-cell>
        </table:table-row>
        <table:table-row>
          <table:table-cell table:style-name="Tableau3.A40" office:value-type="string">
            <text:p text:style-name="P70">libmms</text:p>
          </table:table-cell>
          <table:table-cell table:style-name="Tableau3.B40" office:value-type="string">
            <text:p text:style-name="P111">0.6.2 / 0.6.2 / - </text:p>
          </table:table-cell>
          <table:table-cell table:style-name="Tableau3.C40" office:value-type="string">
            <text:p text:style-name="P111"><text:a xlink:type="simple" xlink:href="http://slackbuilds.org/repository/14.0/libraries/libmms/" text:style-name="Internet_20_link" text:visited-style-name="Visited_20_Internet_20_Link">http://slackbuilds.org/repository/14.0/libraries/libmms/</text:a> </text:p>
          </table:table-cell>
          <table:table-cell table:style-name="Tableau3.D40" office:value-type="string">
            <text:p text:style-name="P111">OK.</text:p>
          </table:table-cell>
        </table:table-row>
        <table:table-row>
          <table:table-cell table:style-name="Tableau3.A40" office:value-type="string">
            <text:p text:style-name="P70">libmp4v2</text:p>
          </table:table-cell>
          <table:table-cell table:style-name="Tableau3.B40" office:value-type="string">
            <text:p text:style-name="P112">2.0.0 / 2.0.0 / 2.0.0</text:p>
          </table:table-cell>
          <table:table-cell table:style-name="Tableau3.C40" office:value-type="string">
            <text:p text:style-name="P112"><text:a xlink:type="simple" xlink:href="http://slackbuilds.org/repository/14.0/libraries/libmp4v2/" text:style-name="Internet_20_link" text:visited-style-name="Visited_20_Internet_20_Link">http://slackbuilds.org/repository/14.0/libraries/libmp4v2/</text:a> </text:p>
          </table:table-cell>
          <table:table-cell table:style-name="Tableau3.D40" office:value-type="string">
            <text:p text:style-name="P112">OK.</text:p>
          </table:table-cell>
        </table:table-row>
        <table:table-row>
          <table:table-cell table:style-name="Tableau3.A40" office:value-type="string">
            <text:p text:style-name="P70">libmpdclient</text:p>
          </table:table-cell>
          <table:table-cell table:style-name="Tableau3.B40" office:value-type="string">
            <text:p text:style-name="P113">2.7 / 2.7 / -</text:p>
          </table:table-cell>
          <table:table-cell table:style-name="Tableau3.C40" office:value-type="string">
            <text:p text:style-name="P113"><text:a xlink:type="simple" xlink:href="http://slackbuilds.org/repository/14.0/libraries/libmpdclient/" text:style-name="Internet_20_link" text:visited-style-name="Visited_20_Internet_20_Link">http://slackbuilds.org/repository/14.0/libraries/libmpdclien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replaygain</text:p>
          </table:table-cell>
          <table:table-cell table:style-name="Tableau3.B40" office:value-type="string">
            <text:p text:style-name="P113">r475 / r453 / r475</text:p>
          </table:table-cell>
          <table:table-cell table:style-name="Tableau3.C40" office:value-type="string">
            <text:p text:style-name="P113"><text:a xlink:type="simple" xlink:href="http://slackbuilds.org/repository/14.0/libraries/libreplaygain/" text:style-name="Internet_20_link" text:visited-style-name="Visited_20_Internet_20_Link">http://slackbuilds.org/repository/14.0/libraries/libreplaygain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hout</text:p>
          </table:table-cell>
          <table:table-cell table:style-name="Tableau3.B40" office:value-type="string">
            <text:p text:style-name="P113">2.3.1 / 2.2.2 / 2.3.1</text:p>
          </table:table-cell>
          <table:table-cell table:style-name="Tableau3.C40" office:value-type="string">
            <text:p text:style-name="P113"><text:a xlink:type="simple" xlink:href="http://slackbuilds.org/repository/14.0/libraries/libshout/" text:style-name="Internet_20_link" text:visited-style-name="Visited_20_Internet_20_Link">http://slackbuilds.org/repository/14.0/libraries/libshout/</text:a> </text:p>
          </table:table-cell>
          <table:table-cell table:style-name="Tableau3.D40" office:value-type="string">
            <text:p text:style-name="P113">OK.</text:p>
          </table:table-cell>
        </table:table-row>
        <table:table-row>
          <table:table-cell table:style-name="Tableau3.A40" office:value-type="string">
            <text:p text:style-name="P70">libsigc++</text:p>
          </table:table-cell>
          <table:table-cell table:style-name="Tableau3.B40" office:value-type="string">
            <text:p text:style-name="P114">2.2.11 / 2.2.10 / 2.2.11</text:p>
          </table:table-cell>
          <table:table-cell table:style-name="Tableau3.C40" office:value-type="string">
            <text:p text:style-name="P114"><text:a xlink:type="simple" xlink:href="http://slackbuilds.org/repository/14.0/libraries/libsigc++/" text:style-name="Internet_20_link" text:visited-style-name="Visited_20_Internet_20_Link">http://slackbuilds.org/repository/14.0/libraries/libsigc++/</text:a> </text:p>
          </table:table-cell>
          <table:table-cell table:style-name="Tableau3.D40" office:value-type="string">
            <text:p text:style-name="P114">OK.</text:p>
          </table:table-cell>
        </table:table-row>
        <table:table-row>
          <table:table-cell table:style-name="Tableau3.A40" office:value-type="string">
            <text:p text:style-name="P70">libtorrent</text:p>
          </table:table-cell>
          <table:table-cell table:style-name="Tableau3.B40" office:value-type="string">
            <text:p text:style-name="P115">0.13.0 / 0.13.0 / 0.13.4</text:p>
          </table:table-cell>
          <table:table-cell table:style-name="Tableau3.C40" office:value-type="string">
            <text:p text:style-name="P115"><text:a xlink:type="simple" xlink:href="http://slackbuilds.org/repository/14.0/libraries/libtorrent/" text:style-name="Internet_20_link" text:visited-style-name="Visited_20_Internet_20_Link">http://slackbuilds.org/repository/14.0/libraries/libtorrent/</text:a> </text:p>
          </table:table-cell>
          <table:table-cell table:style-name="Tableau3.D40" office:value-type="string">
            <text:p text:style-name="P115">OK.</text:p>
          </table:table-cell>
        </table:table-row>
        <table:table-row>
          <table:table-cell table:style-name="Tableau3.A40" office:value-type="string">
            <text:p text:style-name="P70">musepack-tools</text:p>
          </table:table-cell>
          <table:table-cell table:style-name="Tableau3.B40" office:value-type="string">
            <text:p text:style-name="P116">r475 / r435 / r475</text:p>
          </table:table-cell>
          <table:table-cell table:style-name="Tableau3.C40" office:value-type="string">
            <text:p text:style-name="P116"><text:a xlink:type="simple" xlink:href="http://slackbuilds.org/repository/14.0/audio/musepack-tools/" text:style-name="Internet_20_link" text:visited-style-name="Visited_20_Internet_20_Link">http://slackbuilds.org/repository/14.0/audio/musepack-tools/</text:a> </text:p>
          </table:table-cell>
          <table:table-cell table:style-name="Tableau3.D40" office:value-type="string">
            <text:p text:style-name="P116">OK.</text:p>
          </table:table-cell>
        </table:table-row>
        <table:table-row>
          <table:table-cell table:style-name="Tableau3.A40" office:value-type="string">
            <text:p text:style-name="P70">p7zip</text:p>
          </table:table-cell>
          <table:table-cell table:style-name="Tableau3.B40" office:value-type="string">
            <text:p text:style-name="P117">9.20.1 / 9.20.1 / -</text:p>
          </table:table-cell>
          <table:table-cell table:style-name="Tableau3.C40" office:value-type="string">
            <text:p text:style-name="P117"><text:a xlink:type="simple" xlink:href="http://slackbuilds.org/repository/14.0/system/p7zip/" text:style-name="Internet_20_link" text:visited-style-name="Visited_20_Internet_20_Link">http://slackbuilds.org/repository/14.0/system/p7zip/</text:a> </text:p>
          </table:table-cell>
          <table:table-cell table:style-name="Tableau3.D40" office:value-type="string">
            <text:p text:style-name="P117">OK.</text:p>
          </table:table-cell>
        </table:table-row>
        <table:table-row>
          <table:table-cell table:style-name="Tableau3.A40" office:value-type="string">
            <text:p text:style-name="P70">perl-BerkeleyDB</text:p>
          </table:table-cell>
          <table:table-cell table:style-name="Tableau3.B40" office:value-type="string">
            <text:p text:style-name="P118">0.53 / 0.52 / 0.55</text:p>
          </table:table-cell>
          <table:table-cell table:style-name="Tableau3.C40" office:value-type="string">
            <text:p text:style-name="P118"><text:a xlink:type="simple" xlink:href="http://slackbuilds.org/repository/14.0/perl/perl-BerkeleyDB/" text:style-name="Internet_20_link" text:visited-style-name="Visited_20_Internet_20_Link">http://slackbuilds.org/repository/14.0/perl/perl-BerkeleyDB/</text:a> </text:p>
          </table:table-cell>
          <table:table-cell table:style-name="Tableau3.D40" office:value-type="string">
            <text:p text:style-name="P118">OK.</text:p>
          </table:table-cell>
        </table:table-row>
        <table:table-row>
          <table:table-cell table:style-name="Tableau3.A40" office:value-type="string">
            <text:p text:style-name="P70">perl-digest-hmac</text:p>
          </table:table-cell>
          <table:table-cell table:style-name="Tableau3.B40" office:value-type="string">
            <text:p text:style-name="P119">1.03 / 1.03 / 1.03</text:p>
          </table:table-cell>
          <table:table-cell table:style-name="Tableau3.C40" office:value-type="string">
            <text:p text:style-name="P119"><text:a xlink:type="simple" xlink:href="http://slackbuilds.org/repository/14.0/perl/perl-digest-hmac/" text:style-name="Internet_20_link" text:visited-style-name="Visited_20_Internet_20_Link">http://slackbuilds.org/repository/14.0/perl/perl-digest-hmac/</text:a> </text:p>
          </table:table-cell>
          <table:table-cell table:style-name="Tableau3.D40" office:value-type="string">
            <text:p text:style-name="P119">OK.</text:p>
          </table:table-cell>
        </table:table-row>
        <table:table-row>
          <table:table-cell table:style-name="Tableau3.A40" office:value-type="string">
            <text:p text:style-name="P70">perl-digest-sha1</text:p>
          </table:table-cell>
          <table:table-cell table:style-name="Tableau3.B40" office:value-type="string">
            <text:p text:style-name="P120">2.13 / 2.13 / 2.13 </text:p>
          </table:table-cell>
          <table:table-cell table:style-name="Tableau3.C40" office:value-type="string">
            <text:p text:style-name="P120"><text:a xlink:type="simple" xlink:href="http://slackbuilds.org/repository/14.0/perl/perl-digest-sha1/" text:style-name="Internet_20_link" text:visited-style-name="Visited_20_Internet_20_Link">http://slackbuilds.org/repository/14.0/perl/perl-digest-sha1/</text:a> </text:p>
          </table:table-cell>
          <table:table-cell table:style-name="Tableau3.D40" office:value-type="string">
            <text:p text:style-name="P120">OK.</text:p>
          </table:table-cell>
        </table:table-row>
        <table:table-row>
          <table:table-cell table:style-name="Tableau3.A40" office:value-type="string">
            <text:p text:style-name="P70">perl-IO-Multiplex</text:p>
          </table:table-cell>
          <table:table-cell table:style-name="Tableau3.B40" office:value-type="string">
            <text:p text:style-name="P121">1.13 / 1.13 / 1.16</text:p>
          </table:table-cell>
          <table:table-cell table:style-name="Tableau3.C40" office:value-type="string">
            <text:p text:style-name="P121"><text:a xlink:type="simple" xlink:href="http://slackbuilds.org/repository/14.0/perl/perl-IO-Multiplex/" text:style-name="Internet_20_link" text:visited-style-name="Visited_20_Internet_20_Link">http://slackbuilds.org/repository/14.0/perl/perl-IO-Multiplex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dns</text:p>
          </table:table-cell>
          <table:table-cell table:style-name="Tableau3.B40" office:value-type="string">
            <text:p text:style-name="P121">0.72 / 0.72 / 0.83</text:p>
          </table:table-cell>
          <table:table-cell table:style-name="Tableau3.C40" office:value-type="string">
            <text:p text:style-name="P121"><text:a xlink:type="simple" xlink:href="http://slackbuilds.org/repository/14.0/perl/perl-net-dns/" text:style-name="Internet_20_link" text:visited-style-name="Visited_20_Internet_20_Link">http://slackbuilds.org/repository/14.0/perl/perl-net-dns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ip</text:p>
          </table:table-cell>
          <table:table-cell table:style-name="Tableau3.B40" office:value-type="string">
            <text:p text:style-name="P121">1.26 / 1.26 / 1.26</text:p>
          </table:table-cell>
          <table:table-cell table:style-name="Tableau3.C40" office:value-type="string">
            <text:p text:style-name="P121"><text:a xlink:type="simple" xlink:href="http://slackbuilds.org/repository/14.0/perl/perl-net-ip/" text:style-name="Internet_20_link" text:visited-style-name="Visited_20_Internet_20_Link">http://slackbuilds.org/repository/14.0/perl/perl-net-ip/</text:a> </text:p>
          </table:table-cell>
          <table:table-cell table:style-name="Tableau3.D40" office:value-type="string">
            <text:p text:style-name="P121">OK.</text:p>
          </table:table-cell>
        </table:table-row>
        <table:table-row>
          <table:table-cell table:style-name="Tableau3.A40" office:value-type="string">
            <text:p text:style-name="P70">perl-Net-Server</text:p>
          </table:table-cell>
          <table:table-cell table:style-name="Tableau3.B40" office:value-type="string">
            <text:p text:style-name="P122">2.007 / 2.007 / 2.008</text:p>
          </table:table-cell>
          <table:table-cell table:style-name="Tableau3.C40" office:value-type="string">
            <text:p text:style-name="P122"><text:a xlink:type="simple" xlink:href="http://slackbuilds.org/repository/14.0/perl/perl-Net-Server/" text:style-name="Internet_20_link" text:visited-style-name="Visited_20_Internet_20_Link">http://slackbuilds.org/repository/14.0/perl/perl-Net-Server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ostfix</text:p>
          </table:table-cell>
          <table:table-cell table:style-name="Tableau3.B40" office:value-type="string">
            <text:p text:style-name="P122">2.11.5 / 2.9.4 / 2.11.5</text:p>
          </table:table-cell>
          <table:table-cell table:style-name="Tableau3.C40" office:value-type="string">
            <text:p text:style-name="P122"><text:a xlink:type="simple" xlink:href="http://slackbuilds.org/repository/14.0/network/postfix/" text:style-name="Internet_20_link" text:visited-style-name="Visited_20_Internet_20_Link">http://slackbuilds.org/repository/14.0/network/postfix/</text:a> </text:p>
          </table:table-cell>
          <table:table-cell table:style-name="Tableau3.D40" office:value-type="string">
            <text:p text:style-name="P122">OK.</text:p>
          </table:table-cell>
        </table:table-row>
        <table:table-row>
          <table:table-cell table:style-name="Tableau3.A40" office:value-type="string">
            <text:p text:style-name="P70">psutil</text:p>
          </table:table-cell>
          <table:table-cell table:style-name="Tableau3.B40" office:value-type="string">
            <text:p text:style-name="P123">1.2.1 / 1.0.1 / -</text:p>
          </table:table-cell>
          <table:table-cell table:style-name="Tableau3.C40" office:value-type="string">
            <text:p text:style-name="P123"><text:a xlink:type="simple" xlink:href="http://slackbuilds.org/repository/14.0/python/psutil/" text:style-name="Internet_20_link" text:visited-style-name="Visited_20_Internet_20_Link">http://slackbuilds.org/repository/14.0/python/psutil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wgen</text:p>
          </table:table-cell>
          <table:table-cell table:style-name="Tableau3.B40" office:value-type="string">
            <text:p text:style-name="P123">2.06 / 2.06 / 2.07</text:p>
          </table:table-cell>
          <table:table-cell table:style-name="Tableau3.C40" office:value-type="string">
            <text:p text:style-name="P123"><text:a xlink:type="simple" xlink:href="http://slackbuilds.org/repository/14.0/system/pwgen/" text:style-name="Internet_20_link" text:visited-style-name="Visited_20_Internet_20_Link">http://slackbuilds.org/repository/14.0/system/pwgen/</text:a> </text:p>
          </table:table-cell>
          <table:table-cell table:style-name="Tableau3.D40" office:value-type="string">
            <text:p text:style-name="P123">OK.</text:p>
          </table:table-cell>
        </table:table-row>
        <table:table-row>
          <table:table-cell table:style-name="Tableau3.A40" office:value-type="string">
            <text:p text:style-name="P70">pysetuptools</text:p>
          </table:table-cell>
          <table:table-cell table:style-name="Tableau3.B40" office:value-type="string">
            <text:p text:style-name="P124">2.1 / 0.9.8 / -</text:p>
          </table:table-cell>
          <table:table-cell table:style-name="Tableau3.C40" office:value-type="string">
            <text:p text:style-name="P124"><text:a xlink:type="simple" xlink:href="http://slackbuilds.org/repository/14.0/python/pysetuptools/" text:style-name="Internet_20_link" text:visited-style-name="Visited_20_Internet_20_Link">http://slackbuilds.org/repository/14.0/python/pysetuptools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pyxdg</text:p>
          </table:table-cell>
          <table:table-cell table:style-name="Tableau3.B40" office:value-type="string">
            <text:p text:style-name="P124">0.25 / 0.18 / -</text:p>
          </table:table-cell>
          <table:table-cell table:style-name="Tableau3.C40" office:value-type="string">
            <text:p text:style-name="P124"><text:a xlink:type="simple" xlink:href="http://slackbuilds.org/repository/14.0/python/pyxdg/" text:style-name="Internet_20_link" text:visited-style-name="Visited_20_Internet_20_Link">http://slackbuilds.org/repository/14.0/python/pyxdg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recode</text:p>
          </table:table-cell>
          <table:table-cell table:style-name="Tableau3.B40" office:value-type="string">
            <text:p text:style-name="P124">3.7beta2 / 3.6 / 3.7beta2</text:p>
          </table:table-cell>
          <table:table-cell table:style-name="Tableau3.C40" office:value-type="string">
            <text:p text:style-name="P124"><text:a xlink:type="simple" xlink:href="http://slackbuilds.org/repository/14.0/misc/recode/" text:style-name="Internet_20_link" text:visited-style-name="Visited_20_Internet_20_Link">http://slackbuilds.org/repository/14.0/misc/recode/</text:a> </text:p>
          </table:table-cell>
          <table:table-cell table:style-name="Tableau3.D40" office:value-type="string">
            <text:p text:style-name="P124">OK.</text:p>
          </table:table-cell>
        </table:table-row>
        <text:soft-page-break/>
        <table:table-row>
          <table:table-cell table:style-name="Tableau3.A40" office:value-type="string">
            <text:p text:style-name="P70">rtorrent</text:p>
          </table:table-cell>
          <table:table-cell table:style-name="Tableau3.B40" office:value-type="string">
            <text:p text:style-name="P124">0.9.0 / 0.9.0 / 0.9.4</text:p>
          </table:table-cell>
          <table:table-cell table:style-name="Tableau3.C40" office:value-type="string">
            <text:p text:style-name="P124"><text:a xlink:type="simple" xlink:href="http://slackbuilds.org/repository/14.0/network/rtorrent/" text:style-name="Internet_20_link" text:visited-style-name="Visited_20_Internet_20_Link">http://slackbuilds.org/repository/14.0/network/rtorrent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bopkg</text:p>
          </table:table-cell>
          <table:table-cell table:style-name="Tableau3.B40" office:value-type="string">
            <text:p text:style-name="P124">0.36.0 / - / 0.37.0</text:p>
          </table:table-cell>
          <table:table-cell table:style-name="Tableau3.C40" office:value-type="string">
            <text:p text:style-name="P124"><text:a xlink:type="simple" xlink:href="http://sbopkg.org/downloads.php" text:style-name="Internet_20_link" text:visited-style-name="Visited_20_Internet_20_Link">http://sbopkg.org/downloads.php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lackpkg+</text:p>
          </table:table-cell>
          <table:table-cell table:style-name="Tableau3.B40" office:value-type="string">
            <text:p text:style-name="P124">1.3.2 / - / 1.4.1</text:p>
          </table:table-cell>
          <table:table-cell table:style-name="Tableau3.C40" office:value-type="string">
            <text:p text:style-name="P124"><text:a xlink:type="simple" xlink:href="http://slakfinder.org/slackpkg+.html" text:style-name="Internet_20_link" text:visited-style-name="Visited_20_Internet_20_Link">http://slakfinder.org/slackpkg+.html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peex</text:p>
          </table:table-cell>
          <table:table-cell table:style-name="Tableau3.B40" office:value-type="string">
            <text:p text:style-name="P124">1.2rc1 / 1.2rc1 / 1.2rc2</text:p>
          </table:table-cell>
          <table:table-cell table:style-name="Tableau3.C40" office:value-type="string">
            <text:p text:style-name="P124"><text:a xlink:type="simple" xlink:href="http://slackbuilds.org/repository/14.0/audio/speex/" text:style-name="Internet_20_link" text:visited-style-name="Visited_20_Internet_20_Link">http://slackbuilds.org/repository/14.0/audio/speex/</text:a> </text:p>
          </table:table-cell>
          <table:table-cell table:style-name="Tableau3.D40" office:value-type="string">
            <text:p text:style-name="P124">OK.</text:p>
          </table:table-cell>
        </table:table-row>
        <table:table-row>
          <table:table-cell table:style-name="Tableau3.A40" office:value-type="string">
            <text:p text:style-name="P70">squid</text:p>
          </table:table-cell>
          <table:table-cell table:style-name="Tableau3.B40" office:value-type="string">
            <text:p text:style-name="P124">3.4.12 / 3.1.20 / 3.4.13</text:p>
          </table:table-cell>
          <table:table-cell table:style-name="Tableau3.C40" office:value-type="string">
            <text:p text:style-name="P124"><text:a xlink:type="simple" xlink:href="http://slackbuilds.org/repository/14.0/network/squid/" text:style-name="Internet_20_link" text:visited-style-name="Visited_20_Internet_20_Link">http://slackbuilds.org/repository/14.0/network/squid/</text:a> </text:p>
          </table:table-cell>
          <table:table-cell table:style-name="Tableau3.D40" office:value-type="string">
            <text:p text:style-name="P124">Upgrade.</text:p>
          </table:table-cell>
        </table:table-row>
        <table:table-row>
          <table:table-cell table:style-name="Tableau3.A40" office:value-type="string">
            <text:p text:style-name="P70">squidanalyzer</text:p>
          </table:table-cell>
          <table:table-cell table:style-name="Tableau3.B40" office:value-type="string">
            <text:p text:style-name="P125">5.4 / - / -</text:p>
          </table:table-cell>
          <table:table-cell table:style-name="Tableau3.C40" office:value-type="string">
            <text:p text:style-name="P125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squidGuard</text:p>
          </table:table-cell>
          <table:table-cell table:style-name="Tableau3.B40" office:value-type="string">
            <text:p text:style-name="P125">1.4 / - / 1.4</text:p>
          </table:table-cell>
          <table:table-cell table:style-name="Tableau3.C40" office:value-type="string">
            <text:p text:style-name="P125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3.D40" office:value-type="string">
            <text:p text:style-name="P125">OK.</text:p>
          </table:table-cell>
        </table:table-row>
        <table:table-row>
          <table:table-cell table:style-name="Tableau3.A40" office:value-type="string">
            <text:p text:style-name="P70">twolame</text:p>
          </table:table-cell>
          <table:table-cell table:style-name="Tableau3.B40" office:value-type="string">
            <text:p text:style-name="P126">0.3.13 / 0.3.13 / 0.3.13</text:p>
          </table:table-cell>
          <table:table-cell table:style-name="Tableau3.C40" office:value-type="string">
            <text:p text:style-name="P126"><text:a xlink:type="simple" xlink:href="http://slackbuilds.org/repository/14.0/audio/twolame/" text:style-name="Internet_20_link" text:visited-style-name="Visited_20_Internet_20_Link">http://slackbuilds.org/repository/14.0/audio/twolame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0" office:value-type="string">
            <text:p text:style-name="P70">unrar</text:p>
          </table:table-cell>
          <table:table-cell table:style-name="Tableau3.B40" office:value-type="string">
            <text:p text:style-name="P126">5.0.14 / 5.0.0 / -</text:p>
          </table:table-cell>
          <table:table-cell table:style-name="Tableau3.C40" office:value-type="string">
            <text:p text:style-name="P126"><text:a xlink:type="simple" xlink:href="http://www.microlinux.fr/microlinux/server-14.0-source/unrar/" text:style-name="Internet_20_link" text:visited-style-name="Visited_20_Internet_20_Link">http://www.microlinux.fr/microlinux/server-14.0-source/unrar/</text:a> </text:p>
          </table:table-cell>
          <table:table-cell table:style-name="Tableau3.D40" office:value-type="string">
            <text:p text:style-name="P126">OK.</text:p>
          </table:table-cell>
        </table:table-row>
        <table:table-row>
          <table:table-cell table:style-name="Tableau3.A41" office:value-type="string">
            <text:p text:style-name="P70">user-settings-console</text:p>
          </table:table-cell>
          <table:table-cell table:style-name="Tableau3.B41" office:value-type="string">
            <text:p text:style-name="P126">14.0 / - / - </text:p>
          </table:table-cell>
          <table:table-cell table:style-name="Tableau3.C41" office:value-type="string">
            <text:p text:style-name="P2">-</text:p>
          </table:table-cell>
          <table:table-cell table:style-name="Tableau3.D41" office:value-type="string">
            <text:p text:style-name="P126">OK.</text:p>
          </table:table-cell>
        </table:table-row>
      </table:table>
      <text:h text:style-name="P147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142">Package</text:p>
            </table:table-cell>
            <table:table-cell table:style-name="Tableau4.B1" office:value-type="string">
              <text:p text:style-name="P140">Version<text:note text:id="ftn4" text:note-class="footnote"><text:note-citation>4</text:note-citation><text:note-body><text:p text:style-name="P136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138">Source</text:p>
            </table:table-cell>
            <table:table-cell table:style-name="Tableau4.D1" office:value-type="string">
              <text:p text:style-name="P138">Comment<text:span text:style-name="T7">s</text:span></text:p>
            </table:table-cell>
          </table:table-row>
        </table:table-header-rows>
        <table:table-row>
          <table:table-cell table:style-name="Tableau4.A36" office:value-type="string">
            <text:p text:style-name="P71">dovecot</text:p>
          </table:table-cell>
          <table:table-cell table:style-name="Tableau4.B36" office:value-type="string">
            <text:p text:style-name="P73">2.2.18 / 2.2.13 / 2.2.18</text:p>
          </table:table-cell>
          <table:table-cell table:style-name="Tableau4.C36" office:value-type="string">
            <text:p text:style-name="P73"><text:a xlink:type="simple" xlink:href="http://slackbuilds.org/repository/14.1/network/dovecot/" text:style-name="Internet_20_link" text:visited-style-name="Visited_20_Internet_20_Link">http://slackbuilds.org/repository/14.1/network/dovecot/</text:a> </text:p>
          </table:table-cell>
          <table:table-cell table:style-name="Tableau4.D36" office:value-type="string">
            <text:p text:style-name="P73">OK. </text:p>
          </table:table-cell>
        </table:table-row>
        <table:table-row>
          <table:table-cell table:style-name="Tableau4.A36" office:value-type="string">
            <text:p text:style-name="P71">faac</text:p>
          </table:table-cell>
          <table:table-cell table:style-name="Tableau4.B36" office:value-type="string">
            <text:p text:style-name="P74">1.28 / 1.28 / <text:span text:style-name="T23">1.28</text:span></text:p>
          </table:table-cell>
          <table:table-cell table:style-name="Tableau4.C36" office:value-type="string">
            <text:p text:style-name="P75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aad2</text:p>
          </table:table-cell>
          <table:table-cell table:style-name="Tableau4.B36" office:value-type="string">
            <text:p text:style-name="P75">2.7 / 2.7 / 2.7</text:p>
          </table:table-cell>
          <table:table-cell table:style-name="Tableau4.C36" office:value-type="string">
            <text:p text:style-name="P76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ffmpeg</text:p>
          </table:table-cell>
          <table:table-cell table:style-name="Tableau4.B36" office:value-type="string">
            <text:p text:style-name="P75">2.1 / 2.6.3 / -</text:p>
          </table:table-cell>
          <table:table-cell table:style-name="Tableau4.C36" office:value-type="string">
            <text:p text:style-name="P75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glances</text:p>
          </table:table-cell>
          <table:table-cell table:style-name="Tableau4.B36" office:value-type="string">
            <text:p text:style-name="P75">1.7.6 / 2.4.1 / 2.4.2</text:p>
          </table:table-cell>
          <table:table-cell table:style-name="Tableau4.C36" office:value-type="string">
            <text:p text:style-name="P75"><text:a xlink:type="simple" xlink:href="http://slackbuilds.org/repository/14.1/system/glances/" text:style-name="Internet_20_link" text:visited-style-name="Visited_20_Internet_20_Link">http://slackbuilds.org/repository/14.1/system/glances/</text:a> </text:p>
          </table:table-cell>
          <table:table-cell table:style-name="Tableau4.D36" office:value-type="string">
            <text:p text:style-name="P75">Upgrade.</text:p>
          </table:table-cell>
        </table:table-row>
        <table:table-row>
          <table:table-cell table:style-name="Tableau4.A36" office:value-type="string">
            <text:p text:style-name="P71">hoorex</text:p>
          </table:table-cell>
          <table:table-cell table:style-name="Tableau4.B36" office:value-type="string">
            <text:p text:style-name="P2">-</text:p>
          </table:table-cell>
          <table:table-cell table:style-name="Tableau4.C36" office:value-type="string">
            <text:p text:style-name="P2">-</text:p>
          </table:table-cell>
          <table:table-cell table:style-name="Tableau4.D36" office:value-type="string">
            <text:p text:style-name="P75">Remove.</text:p>
          </table:table-cell>
        </table:table-row>
        <table:table-row>
          <table:table-cell table:style-name="Tableau4.A36" office:value-type="string">
            <text:p text:style-name="P71">lame</text:p>
          </table:table-cell>
          <table:table-cell table:style-name="Tableau4.B36" office:value-type="string">
            <text:p text:style-name="P75">3.99.5 / 3.99.5 / 3.99.5</text:p>
          </table:table-cell>
          <table:table-cell table:style-name="Tableau4.C36" office:value-type="string">
            <text:p text:style-name="P75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4.D36" office:value-type="string">
            <text:p text:style-name="P75">OK.</text:p>
          </table:table-cell>
        </table:table-row>
        <table:table-row>
          <table:table-cell table:style-name="Tableau4.A36" office:value-type="string">
            <text:p text:style-name="P71">libcuefile</text:p>
          </table:table-cell>
          <table:table-cell table:style-name="Tableau4.B36" office:value-type="string">
            <text:p text:style-name="P77">r475 / r475 / r475</text:p>
          </table:table-cell>
          <table:table-cell table:style-name="Tableau4.C36" office:value-type="string">
            <text:p text:style-name="P77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ms</text:p>
          </table:table-cell>
          <table:table-cell table:style-name="Tableau4.B36" office:value-type="string">
            <text:p text:style-name="P77">0.6.2 / 0.6.4 / 0.5 (?)</text:p>
          </table:table-cell>
          <table:table-cell table:style-name="Tableau4.C36" office:value-type="string">
            <text:p text:style-name="P77"><text:a xlink:type="simple" xlink:href="http://slackbuilds.org/repository/14.1/libraries/libmms/" text:style-name="Internet_20_link" text:visited-style-name="Visited_20_Internet_20_Link">http://slackbuilds.org/repository/14.1/libraries/libmms/</text:a> </text:p>
          </table:table-cell>
          <table:table-cell table:style-name="Tableau4.D36" office:value-type="string">
            <text:p text:style-name="P77">Upgrade.</text:p>
          </table:table-cell>
        </table:table-row>
        <table:table-row>
          <table:table-cell table:style-name="Tableau4.A36" office:value-type="string">
            <text:p text:style-name="P71">libmp4v2</text:p>
          </table:table-cell>
          <table:table-cell table:style-name="Tableau4.B36" office:value-type="string">
            <text:p text:style-name="P77">2.0.0 / 2.0.0 / -</text:p>
          </table:table-cell>
          <table:table-cell table:style-name="Tableau4.C36" office:value-type="string">
            <text:p text:style-name="P77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4.D36" office:value-type="string">
            <text:p text:style-name="P77">OK.</text:p>
          </table:table-cell>
        </table:table-row>
        <table:table-row>
          <table:table-cell table:style-name="Tableau4.A36" office:value-type="string">
            <text:p text:style-name="P71">libmpdclient</text:p>
          </table:table-cell>
          <table:table-cell table:style-name="Tableau4.B36" office:value-type="string">
            <text:p text:style-name="P78">2.9 / 2.9 / -</text:p>
          </table:table-cell>
          <table:table-cell table:style-name="Tableau4.C36" office:value-type="string">
            <text:p text:style-name="P78"><text:a xlink:type="simple" xlink:href="http://slackbuilds.org/repository/14.1/libraries/libmpdclient/" text:style-name="Internet_20_link" text:visited-style-name="Visited_20_Internet_20_Link">http://slackbuilds.org/repository/14.1/libraries/libmpdclient/</text:a> </text:p>
          </table:table-cell>
          <table:table-cell table:style-name="Tableau4.D36" office:value-type="string">
            <text:p text:style-name="P78">OK.</text:p>
          </table:table-cell>
        </table:table-row>
        <table:table-row>
          <table:table-cell table:style-name="Tableau4.A36" office:value-type="string">
            <text:p text:style-name="P71">libreplaygain</text:p>
          </table:table-cell>
          <table:table-cell table:style-name="Tableau4.B36" office:value-type="string">
            <text:p text:style-name="P78">r475 / r475 / r475</text:p>
          </table:table-cell>
          <table:table-cell table:style-name="Tableau4.C36" office:value-type="string">
            <text:p text:style-name="P78"><text:a xlink:type="simple" xlink:href="http://slackbuilds.org/repository/14.1/libraries/libreplaygain/" text:style-name="Internet_20_link" text:visited-style-name="Visited_20_Internet_20_Link">http://slackbuilds.org/repository/14.1/libraries/libreplaygain/</text:a> </text:p>
          </table:table-cell>
          <table:table-cell table:style-name="Tableau4.D36" office:value-type="string">
            <text:p text:style-name="P78">OK.</text:p>
          </table:table-cell>
        </table:table-row>
        <text:soft-page-break/>
        <table:table-row>
          <table:table-cell table:style-name="Tableau4.A36" office:value-type="string">
            <text:p text:style-name="P71">libshout</text:p>
          </table:table-cell>
          <table:table-cell table:style-name="Tableau4.B36" office:value-type="string">
            <text:p text:style-name="P79">2.3.1 / 2.3.1 / 2.3.1 </text:p>
          </table:table-cell>
          <table:table-cell table:style-name="Tableau4.C36" office:value-type="string">
            <text:p text:style-name="P79"><text:a xlink:type="simple" xlink:href="http://slackbuilds.org/repository/14.1/libraries/libshout/" text:style-name="Internet_20_link" text:visited-style-name="Visited_20_Internet_20_Link">http://slackbuilds.org/repository/14.1/libraries/libshout/</text:a> </text:p>
          </table:table-cell>
          <table:table-cell table:style-name="Tableau4.D36" office:value-type="string">
            <text:p text:style-name="P79">OK.</text:p>
          </table:table-cell>
        </table:table-row>
        <table:table-row>
          <table:table-cell table:style-name="Tableau4.A36" office:value-type="string">
            <text:p text:style-name="P71">libsigc++</text:p>
          </table:table-cell>
          <table:table-cell table:style-name="Tableau4.B36" office:value-type="string">
            <text:p text:style-name="P80">2.2.11 / 2.2.11 / 2.2.11</text:p>
          </table:table-cell>
          <table:table-cell table:style-name="Tableau4.C36" office:value-type="string">
            <text:p text:style-name="P80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4.D36" office:value-type="string">
            <text:p text:style-name="P80">OK.</text:p>
          </table:table-cell>
        </table:table-row>
        <table:table-row>
          <table:table-cell table:style-name="Tableau4.A36" office:value-type="string">
            <text:p text:style-name="P71">libtorrent</text:p>
          </table:table-cell>
          <table:table-cell table:style-name="Tableau4.B36" office:value-type="string">
            <text:p text:style-name="P81">0.13.0 / 0.13.4 / 0.13.4</text:p>
          </table:table-cell>
          <table:table-cell table:style-name="Tableau4.C36" office:value-type="string">
            <text:p text:style-name="P81"><text:a xlink:type="simple" xlink:href="http://slackbuilds.org/repository/14.1/libraries/libtorrent/" text:style-name="Internet_20_link" text:visited-style-name="Visited_20_Internet_20_Link">http://slackbuilds.org/repository/14.1/libraries/libtorrent/</text:a> </text:p>
          </table:table-cell>
          <table:table-cell table:style-name="Tableau4.D36" office:value-type="string">
            <text:p text:style-name="P81">Upgrade.</text:p>
          </table:table-cell>
        </table:table-row>
        <table:table-row>
          <table:table-cell table:style-name="Tableau4.A36" office:value-type="string">
            <text:p text:style-name="P71">musepack-tools</text:p>
          </table:table-cell>
          <table:table-cell table:style-name="Tableau4.B36" office:value-type="string">
            <text:p text:style-name="P82">r475 / r475 / r475</text:p>
          </table:table-cell>
          <table:table-cell table:style-name="Tableau4.C36" office:value-type="string">
            <text:p text:style-name="P82"><text:a xlink:type="simple" xlink:href="http://slackbuilds.org/repository/14.1/audio/musepack-tools/" text:style-name="Internet_20_link" text:visited-style-name="Visited_20_Internet_20_Link">http://slackbuilds.org/repository/14.1/audio/musepack-tools/</text:a> </text:p>
          </table:table-cell>
          <table:table-cell table:style-name="Tableau4.D36" office:value-type="string">
            <text:p text:style-name="P82">OK.</text:p>
          </table:table-cell>
        </table:table-row>
        <table:table-row>
          <table:table-cell table:style-name="Tableau4.A36" office:value-type="string">
            <text:p text:style-name="P71">p7zip</text:p>
          </table:table-cell>
          <table:table-cell table:style-name="Tableau4.B36" office:value-type="string">
            <text:p text:style-name="P83">9.20.1 / 9.20.1 / -</text:p>
          </table:table-cell>
          <table:table-cell table:style-name="Tableau4.C36" office:value-type="string">
            <text:p text:style-name="P8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4.D36" office:value-type="string">
            <text:p text:style-name="P83">OK.</text:p>
          </table:table-cell>
        </table:table-row>
        <table:table-row>
          <table:table-cell table:style-name="Tableau4.A36" office:value-type="string">
            <text:p text:style-name="P71">perl-BerkeleyDB</text:p>
          </table:table-cell>
          <table:table-cell table:style-name="Tableau4.B36" office:value-type="string">
            <text:p text:style-name="P84">0.53 / 0.53 / 0.55</text:p>
          </table:table-cell>
          <table:table-cell table:style-name="Tableau4.C36" office:value-type="string">
            <text:p text:style-name="P84"><text:a xlink:type="simple" xlink:href="http://slackbuilds.org/repository/14.1/perl/perl-BerkeleyDB/" text:style-name="Internet_20_link" text:visited-style-name="Visited_20_Internet_20_Link">http://slackbuilds.org/repository/14.1/perl/perl-BerkeleyDB/</text:a> </text:p>
          </table:table-cell>
          <table:table-cell table:style-name="Tableau4.D36" office:value-type="string">
            <text:p text:style-name="P84">Upgrade.</text:p>
          </table:table-cell>
        </table:table-row>
        <table:table-row>
          <table:table-cell table:style-name="Tableau4.A36" office:value-type="string">
            <text:p text:style-name="P71">perl-digest-hmac</text:p>
          </table:table-cell>
          <table:table-cell table:style-name="Tableau4.B36" office:value-type="string">
            <text:p text:style-name="P84">1.03 / 1.03 / 1.03</text:p>
          </table:table-cell>
          <table:table-cell table:style-name="Tableau4.C36" office:value-type="string">
            <text:p text:style-name="P84"><text:a xlink:type="simple" xlink:href="http://slackbuilds.org/repository/14.1/perl/perl-digest-hmac/" text:style-name="Internet_20_link" text:visited-style-name="Visited_20_Internet_20_Link">http://slackbuilds.org/repository/14.1/perl/perl-digest-hmac/</text:a> </text:p>
          </table:table-cell>
          <table:table-cell table:style-name="Tableau4.D36" office:value-type="string">
            <text:p text:style-name="P84">OK.</text:p>
          </table:table-cell>
        </table:table-row>
        <table:table-row>
          <table:table-cell table:style-name="Tableau4.A36" office:value-type="string">
            <text:p text:style-name="P71">perl-digest-sha1</text:p>
          </table:table-cell>
          <table:table-cell table:style-name="Tableau4.B36" office:value-type="string">
            <text:p text:style-name="P85">2.13 / 2.13 / 2.13</text:p>
          </table:table-cell>
          <table:table-cell table:style-name="Tableau4.C36" office:value-type="string">
            <text:p text:style-name="P85"><text:a xlink:type="simple" xlink:href="http://slackbuilds.org/repository/14.1/perl/perl-digest-sha1/" text:style-name="Internet_20_link" text:visited-style-name="Visited_20_Internet_20_Link">http://slackbuilds.org/repository/14.1/perl/perl-digest-sha1/</text:a> </text:p>
          </table:table-cell>
          <table:table-cell table:style-name="Tableau4.D36" office:value-type="string">
            <text:p text:style-name="P85">OK.</text:p>
          </table:table-cell>
        </table:table-row>
        <table:table-row>
          <table:table-cell table:style-name="Tableau4.A36" office:value-type="string">
            <text:p text:style-name="P71">perl-IO-Multiplex</text:p>
          </table:table-cell>
          <table:table-cell table:style-name="Tableau4.B36" office:value-type="string">
            <text:p text:style-name="P86">1.13 / 1.13 / 1.16</text:p>
          </table:table-cell>
          <table:table-cell table:style-name="Tableau4.C36" office:value-type="string">
            <text:p text:style-name="P86"><text:a xlink:type="simple" xlink:href="http://slackbuilds.org/repository/14.1/perl/perl-IO-Multiplex/" text:style-name="Internet_20_link" text:visited-style-name="Visited_20_Internet_20_Link">http://slackbuilds.org/repository/14.1/perl/perl-IO-Multiplex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dns</text:p>
          </table:table-cell>
          <table:table-cell table:style-name="Tableau4.B36" office:value-type="string">
            <text:p text:style-name="P86">0.72 / 0.78 / 0.83</text:p>
          </table:table-cell>
          <table:table-cell table:style-name="Tableau4.C36" office:value-type="string">
            <text:p text:style-name="P86"><text:a xlink:type="simple" xlink:href="http://slackbuilds.org/repository/14.1/perl/perl-net-dns/" text:style-name="Internet_20_link" text:visited-style-name="Visited_20_Internet_20_Link">http://slackbuilds.org/repository/14.1/perl/perl-net-dns/</text:a> </text:p>
          </table:table-cell>
          <table:table-cell table:style-name="Tableau4.D36" office:value-type="string">
            <text:p text:style-name="P86">Upgrade.</text:p>
          </table:table-cell>
        </table:table-row>
        <table:table-row>
          <table:table-cell table:style-name="Tableau4.A36" office:value-type="string">
            <text:p text:style-name="P71">perl-net-ip</text:p>
          </table:table-cell>
          <table:table-cell table:style-name="Tableau4.B36" office:value-type="string">
            <text:p text:style-name="P87">1.26 / 1.26 / 1.26</text:p>
          </table:table-cell>
          <table:table-cell table:style-name="Tableau4.C36" office:value-type="string">
            <text:p text:style-name="P87"><text:a xlink:type="simple" xlink:href="http://slackbuilds.org/repository/14.1/perl/perl-net-ip/" text:style-name="Internet_20_link" text:visited-style-name="Visited_20_Internet_20_Link">http://slackbuilds.org/repository/14.1/perl/perl-net-ip/</text:a> </text:p>
          </table:table-cell>
          <table:table-cell table:style-name="Tableau4.D36" office:value-type="string">
            <text:p text:style-name="P87">OK.</text:p>
          </table:table-cell>
        </table:table-row>
        <table:table-row>
          <table:table-cell table:style-name="Tableau4.A36" office:value-type="string">
            <text:p text:style-name="P71">perl-Net-Server</text:p>
          </table:table-cell>
          <table:table-cell table:style-name="Tableau4.B36" office:value-type="string">
            <text:p text:style-name="P88">2.007 / 2.008 / 2.008</text:p>
          </table:table-cell>
          <table:table-cell table:style-name="Tableau4.C36" office:value-type="string">
            <text:p text:style-name="P88"><text:a xlink:type="simple" xlink:href="http://slackbuilds.org/repository/14.1/perl/perl-Net-Server/" text:style-name="Internet_20_link" text:visited-style-name="Visited_20_Internet_20_Link">http://slackbuilds.org/repository/14.1/perl/perl-Net-Server/</text:a> </text:p>
          </table:table-cell>
          <table:table-cell table:style-name="Tableau4.D36" office:value-type="string">
            <text:p text:style-name="P88">Upgrade.</text:p>
          </table:table-cell>
        </table:table-row>
        <table:table-row>
          <table:table-cell table:style-name="Tableau4.A36" office:value-type="string">
            <text:p text:style-name="P71">postfix</text:p>
          </table:table-cell>
          <table:table-cell table:style-name="Tableau4.B36" office:value-type="string">
            <text:p text:style-name="P89">2.11.5 / 2.11.4 / 2.11.5</text:p>
          </table:table-cell>
          <table:table-cell table:style-name="Tableau4.C36" office:value-type="string">
            <text:p text:style-name="P89"><text:a xlink:type="simple" xlink:href="http://slackbuilds.org/repository/14.1/network/postfix/" text:style-name="Internet_20_link" text:visited-style-name="Visited_20_Internet_20_Link">http://slackbuilds.org/repository/14.1/network/postfix/</text:a> </text:p>
          </table:table-cell>
          <table:table-cell table:style-name="Tableau4.D36" office:value-type="string">
            <text:p text:style-name="P89">OK.</text:p>
          </table:table-cell>
        </table:table-row>
        <table:table-row>
          <table:table-cell table:style-name="Tableau4.A36" office:value-type="string">
            <text:p text:style-name="P71">psutil</text:p>
          </table:table-cell>
          <table:table-cell table:style-name="Tableau4.B36" office:value-type="string">
            <text:p text:style-name="P90">1.2.1 / 3.0.1 / -</text:p>
          </table:table-cell>
          <table:table-cell table:style-name="Tableau4.C36" office:value-type="string">
            <text:p text:style-name="P90"><text:a xlink:type="simple" xlink:href="http://slackbuilds.org/repository/14.1/python/psutil/" text:style-name="Internet_20_link" text:visited-style-name="Visited_20_Internet_20_Link">http://slackbuilds.org/repository/14.1/python/psutil/</text:a> </text:p>
          </table:table-cell>
          <table:table-cell table:style-name="Tableau4.D36" office:value-type="string">
            <text:p text:style-name="P90">Upgrade.</text:p>
          </table:table-cell>
        </table:table-row>
        <table:table-row>
          <table:table-cell table:style-name="Tableau4.A36" office:value-type="string">
            <text:p text:style-name="P71">pwgen</text:p>
          </table:table-cell>
          <table:table-cell table:style-name="Tableau4.B36" office:value-type="string">
            <text:p text:style-name="P91">2.06 / 2.06 / 2.07</text:p>
          </table:table-cell>
          <table:table-cell table:style-name="Tableau4.C36" office:value-type="string">
            <text:p text:style-name="P92"><text:a xlink:type="simple" xlink:href="http://slackbuilds.org/repository/14.1/system/pwgen/" text:style-name="Internet_20_link" text:visited-style-name="Visited_20_Internet_20_Link">http://slackbuilds.org/repository/14.1/system/pwgen/</text:a> </text:p>
          </table:table-cell>
          <table:table-cell table:style-name="Tableau4.D36" office:value-type="string">
            <text:p text:style-name="P92">Upgrade.</text:p>
          </table:table-cell>
        </table:table-row>
        <table:table-row>
          <table:table-cell table:style-name="Tableau4.A36" office:value-type="string">
            <text:p text:style-name="P71">pysetuptools</text:p>
          </table:table-cell>
          <table:table-cell table:style-name="Tableau4.B36" office:value-type="string">
            <text:p text:style-name="P93">2.1 / 17.0 / -</text:p>
          </table:table-cell>
          <table:table-cell table:style-name="Tableau4.C36" office:value-type="string">
            <text:p text:style-name="P94"><text:a xlink:type="simple" xlink:href="http://slackbuilds.org/repository/14.1/python/pysetuptools/" text:style-name="Internet_20_link" text:visited-style-name="Visited_20_Internet_20_Link">http://slackbuilds.org/repository/14.1/python/pysetuptools/</text:a> </text:p>
          </table:table-cell>
          <table:table-cell table:style-name="Tableau4.D36" office:value-type="string">
            <text:p text:style-name="P93">Upgrade.</text:p>
          </table:table-cell>
        </table:table-row>
        <table:table-row>
          <table:table-cell table:style-name="Tableau4.A36" office:value-type="string">
            <text:p text:style-name="P71">pyxdg</text:p>
          </table:table-cell>
          <table:table-cell table:style-name="Tableau4.B36" office:value-type="string">
            <text:p text:style-name="P95">0.25 / 0.25 / -</text:p>
          </table:table-cell>
          <table:table-cell table:style-name="Tableau4.C36" office:value-type="string">
            <text:p text:style-name="P95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recode</text:p>
          </table:table-cell>
          <table:table-cell table:style-name="Tableau4.B36" office:value-type="string">
            <text:p text:style-name="P95">3.6 / 3.7beta2 / -</text:p>
          </table:table-cell>
          <table:table-cell table:style-name="Tableau4.C36" office:value-type="string">
            <text:p text:style-name="P95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4.D36" office:value-type="string">
            <text:p text:style-name="P95">Upgrade.</text:p>
          </table:table-cell>
        </table:table-row>
        <table:table-row>
          <table:table-cell table:style-name="Tableau4.A36" office:value-type="string">
            <text:p text:style-name="P71">sbopkg</text:p>
          </table:table-cell>
          <table:table-cell table:style-name="Tableau4.B36" office:value-type="string">
            <text:p text:style-name="P95">0.37.0 / - / 0.37.0</text:p>
          </table:table-cell>
          <table:table-cell table:style-name="Tableau4.C36" office:value-type="string">
            <text:p text:style-name="P95"><text:a xlink:type="simple" xlink:href="http://www.sbopkg.org/downloads.php" text:style-name="Internet_20_link" text:visited-style-name="Visited_20_Internet_20_Link">http://www.sbopkg.org/downloads.php</text:a> </text:p>
          </table:table-cell>
          <table:table-cell table:style-name="Tableau4.D36" office:value-type="string">
            <text:p text:style-name="P95">OK.</text:p>
          </table:table-cell>
        </table:table-row>
        <table:table-row>
          <table:table-cell table:style-name="Tableau4.A36" office:value-type="string">
            <text:p text:style-name="P71">slackpkg+</text:p>
          </table:table-cell>
          <table:table-cell table:style-name="Tableau4.B36" office:value-type="string">
            <text:p text:style-name="P96">1.3.2 / - / 1.4.1</text:p>
          </table:table-cell>
          <table:table-cell table:style-name="Tableau4.C36" office:value-type="string">
            <text:p text:style-name="P96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4.D36" office:value-type="string">
            <text:p text:style-name="P96">Upgrade.</text:p>
          </table:table-cell>
        </table:table-row>
        <table:table-row>
          <table:table-cell table:style-name="Tableau4.A36" office:value-type="string">
            <text:p text:style-name="P71">speex</text:p>
          </table:table-cell>
          <table:table-cell table:style-name="Tableau4.B36" office:value-type="string">
            <text:p text:style-name="P97">1.2rc1 / 1.2rc2 / 1.2rc2</text:p>
          </table:table-cell>
          <table:table-cell table:style-name="Tableau4.C36" office:value-type="string">
            <text:p text:style-name="P97"><text:a xlink:type="simple" xlink:href="http://slackbuilds.org/repository/14.1/audio/speex/" text:style-name="Internet_20_link" text:visited-style-name="Visited_20_Internet_20_Link">http://slackbuilds.org/repository/14.1/audio/speex/</text:a> </text:p>
          </table:table-cell>
          <table:table-cell table:style-name="Tableau4.D36" office:value-type="string">
            <text:p text:style-name="P97">Upgrade.</text:p>
          </table:table-cell>
        </table:table-row>
        <table:table-row>
          <table:table-cell table:style-name="Tableau4.A36" office:value-type="string">
            <text:p text:style-name="P71">squid</text:p>
          </table:table-cell>
          <table:table-cell table:style-name="Tableau4.B36" office:value-type="string">
            <text:p text:style-name="P98">3.4.12 / 3.4.10 / 3.4.13</text:p>
          </table:table-cell>
          <table:table-cell table:style-name="Tableau4.C36" office:value-type="string">
            <text:p text:style-name="P98"><text:a xlink:type="simple" xlink:href="http://slackbuilds.org/repository/14.1/network/squid/" text:style-name="Internet_20_link" text:visited-style-name="Visited_20_Internet_20_Link">http://slackbuilds.org/repository/14.1/network/squid/</text:a> </text:p>
          </table:table-cell>
          <table:table-cell table:style-name="Tableau4.D36" office:value-type="string">
            <text:p text:style-name="P98">Upgrade.</text:p>
          </table:table-cell>
        </table:table-row>
        <table:table-row>
          <table:table-cell table:style-name="Tableau4.A36" office:value-type="string">
            <text:p text:style-name="P72">squidanalyzer</text:p>
          </table:table-cell>
          <table:table-cell table:style-name="Tableau4.B36" office:value-type="string">
            <text:p text:style-name="P99">5.4 / 5.3 / <text:span text:style-name="T24">5.4</text:span></text:p>
          </table:table-cell>
          <table:table-cell table:style-name="Tableau4.C36" office:value-type="string">
            <text:p text:style-name="P100"><text:a xlink:type="simple" xlink:href="http://slackbuilds.org/repository/14.1/network/squidanalyzer/" text:style-name="Internet_20_link" text:visited-style-name="Visited_20_Internet_20_Link">http://slackbuilds.org/repository/14.1/network/squidanalyzer/</text:a> </text:p>
          </table:table-cell>
          <table:table-cell table:style-name="Tableau4.D36" office:value-type="string">
            <text:p text:style-name="P100">OK.</text:p>
          </table:table-cell>
        </table:table-row>
        <table:table-row>
          <table:table-cell table:style-name="Tableau4.A39" office:value-type="string">
            <text:p text:style-name="P72">squidGuard</text:p>
          </table:table-cell>
          <table:table-cell table:style-name="Tableau4.B39" office:value-type="string">
            <text:p text:style-name="P101">1.4 / 1.4 / 1.4</text:p>
          </table:table-cell>
          <table:table-cell table:style-name="Tableau4.C39" office:value-type="string">
            <text:p text:style-name="P101"><text:a xlink:type="simple" xlink:href="http://slackbuilds.org/repository/14.1/network/squidGuard/" text:style-name="Internet_20_link" text:visited-style-name="Visited_20_Internet_20_Link">http://slackbuilds.org/repository/14.1/network/squidGuard/</text:a> </text:p>
          </table:table-cell>
          <table:table-cell table:style-name="Tableau4.D39" office:value-type="string">
            <text:p text:style-name="P101">OK.</text:p>
          </table:table-cell>
        </table:table-row>
        <table:table-row>
          <table:table-cell table:style-name="Tableau4.A39" office:value-type="string">
            <text:p text:style-name="P72">twolame</text:p>
          </table:table-cell>
          <table:table-cell table:style-name="Tableau4.B39" office:value-type="string">
            <text:p text:style-name="P102">0.3.13 / 0.3.13 / 0.3.13</text:p>
          </table:table-cell>
          <table:table-cell table:style-name="Tableau4.C39" office:value-type="string">
            <text:p text:style-name="P102"><text:a xlink:type="simple" xlink:href="http://slackbuilds.org/repository/14.1/audio/twolame/" text:style-name="Internet_20_link" text:visited-style-name="Visited_20_Internet_20_Link">http://slackbuilds.org/repository/14.1/audio/twolame/</text:a> </text:p>
          </table:table-cell>
          <table:table-cell table:style-name="Tableau4.D39" office:value-type="string">
            <text:p text:style-name="P102">OK.</text:p>
          </table:table-cell>
        </table:table-row>
        <table:table-row>
          <table:table-cell table:style-name="Tableau4.A39" office:value-type="string">
            <text:p text:style-name="P72">unrar</text:p>
          </table:table-cell>
          <table:table-cell table:style-name="Tableau4.B39" office:value-type="string">
            <text:p text:style-name="P103">5.0.13 / 5.2.6 / -</text:p>
          </table:table-cell>
          <table:table-cell table:style-name="Tableau4.C39" office:value-type="string">
            <text:p text:style-name="P103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4.D39" office:value-type="string">
            <text:p text:style-name="P103">Upgrade.</text:p>
          </table:table-cell>
        </table:table-row>
        <text:soft-page-break/>
        <table:table-row>
          <table:table-cell table:style-name="Tableau4.A40" office:value-type="string">
            <text:p text:style-name="P72">user-settings-console</text:p>
          </table:table-cell>
          <table:table-cell table:style-name="Tableau4.B40" office:value-type="string">
            <text:p text:style-name="P103">14.1 / - / - </text:p>
          </table:table-cell>
          <table:table-cell table:style-name="Tableau4.C40" office:value-type="string">
            <text:p text:style-name="P2">-</text:p>
          </table:table-cell>
          <table:table-cell table:style-name="Tableau4.D40" office:value-type="string">
            <text:p text:style-name="P103">OK.</text:p>
          </table:table-cell>
        </table:table-row>
      </table:table>
      <text:h text:style-name="P14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7-24T09:56:01.447807847</dc:date>
    <meta:editing-duration>PT13H48M48S</meta:editing-duration>
    <meta:editing-cycles>140</meta:editing-cycles>
    <meta:generator>LibreOffice/4.4.4.3$Linux_X86_64 LibreOffice_project/2c39ebcf046445232b798108aa8a7e7d89552ea8</meta:generator>
    <meta:document-statistic meta:table-count="4" meta:image-count="0" meta:object-count="0" meta:page-count="11" meta:paragraph-count="1008" meta:word-count="2048" meta:character-count="22160" meta:non-whitespace-character-count="20902"/>
  </office:meta>
</office:document-meta>
</file>